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1" svg:font-family="Courier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a1" style:family="table">
      <style:table-properties style:width="15.875cm" fo:margin-left="-0.191cm" fo:margin-top="0cm" fo:margin-bottom="0cm" table:align="left"/>
    </style:style>
    <style:style style:name="Tabella1.A" style:family="table-column">
      <style:table-column-properties style:column-width="3.969cm"/>
    </style:style>
    <style:style style:name="Tabella1.D" style:family="table-column">
      <style:table-column-properties style:column-width="3.967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" fo:background-color="#f2f2f2" fo:padding-left="0.191cm" fo:padding-right="0.191cm" fo:padding-top="0cm" fo:padding-bottom="0cm" fo:border="none">
        <style:background-image/>
      </style:table-cell-properties>
    </style:style>
    <style:style style:name="Tabella2" style:family="table">
      <style:table-properties style:width="15.875cm" fo:margin-left="-0.191cm" fo:margin-top="0cm" fo:margin-bottom="0cm" table:align="left"/>
    </style:style>
    <style:style style:name="Tabella2.A" style:family="table-column">
      <style:table-column-properties style:column-width="3.969cm"/>
    </style:style>
    <style:style style:name="Tabella2.D" style:family="table-column">
      <style:table-column-properties style:column-width="3.967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" fo:background-color="#f2f2f2" fo:padding-left="0.191cm" fo:padding-right="0.191cm" fo:padding-top="0cm" fo:padding-bottom="0cm" fo:border="none">
        <style:background-image/>
      </style:table-cell-properties>
    </style:style>
    <style:style style:name="Tabella3" style:family="table">
      <style:table-properties style:width="15.875cm" fo:margin-left="-0.191cm" fo:margin-top="0cm" fo:margin-bottom="0cm" table:align="left"/>
    </style:style>
    <style:style style:name="Tabella3.A" style:family="table-column">
      <style:table-column-properties style:column-width="3.969cm"/>
    </style:style>
    <style:style style:name="Tabella3.D" style:family="table-column">
      <style:table-column-properties style:column-width="3.967cm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" fo:background-color="#f2f2f2" fo:padding-left="0.191cm" fo:padding-right="0.191cm" fo:padding-top="0cm" fo:padding-bottom="0cm" fo:border="none">
        <style:background-image/>
      </style:table-cell-properties>
    </style:style>
    <style:style style:name="Tabella4" style:family="table">
      <style:table-properties style:width="15.875cm" fo:margin-left="-0.191cm" fo:margin-top="0cm" fo:margin-bottom="0cm" table:align="left"/>
    </style:style>
    <style:style style:name="Tabella4.A" style:family="table-column">
      <style:table-column-properties style:column-width="3.969cm"/>
    </style:style>
    <style:style style:name="Tabella4.D" style:family="table-column">
      <style:table-column-properties style:column-width="3.967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" fo:background-color="#f2f2f2" fo:padding-left="0.191cm" fo:padding-right="0.191cm" fo:padding-top="0cm" fo:padding-bottom="0cm" fo:border="none">
        <style:background-image/>
      </style:table-cell-properties>
    </style:style>
    <style:style style:name="Tabella5" style:family="table">
      <style:table-properties style:width="15.875cm" fo:margin-left="-0.191cm" fo:margin-top="0cm" fo:margin-bottom="0cm" table:align="left"/>
    </style:style>
    <style:style style:name="Tabella5.A" style:family="table-column">
      <style:table-column-properties style:column-width="3.969cm"/>
    </style:style>
    <style:style style:name="Tabella5.D" style:family="table-column">
      <style:table-column-properties style:column-width="3.967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" fo:background-color="#f2f2f2" fo:padding-left="0.191cm" fo:padding-right="0.191cm" fo:padding-top="0cm" fo:padding-bottom="0cm" fo:border="none">
        <style:background-image/>
      </style:table-cell-properties>
    </style:style>
    <style:style style:name="Tabella6" style:family="table">
      <style:table-properties style:width="15.875cm" fo:margin-left="-0.191cm" fo:margin-top="0cm" fo:margin-bottom="0cm" table:align="left"/>
    </style:style>
    <style:style style:name="Tabella6.A" style:family="table-column">
      <style:table-column-properties style:column-width="3.969cm"/>
    </style:style>
    <style:style style:name="Tabella6.D" style:family="table-column">
      <style:table-column-properties style:column-width="3.967cm"/>
    </style:style>
    <style:style style:name="Tabella6.1" style:family="table-row">
      <style:table-row-properties style:keep-together="true" fo:keep-together="auto"/>
    </style:style>
    <style:style style:name="Tabella6.A1" style:family="table-cell">
      <style:table-cell-properties style:vertical-align="" fo:background-color="#f2f2f2" fo:padding-left="0.191cm" fo:padding-right="0.191cm" fo:padding-top="0cm" fo:padding-bottom="0cm" fo:border="none">
        <style:background-image/>
      </style:table-cell-properties>
    </style:style>
    <style:style style:name="Tabella7" style:family="table">
      <style:table-properties style:width="15.875cm" fo:margin-left="-0.191cm" fo:margin-top="0cm" fo:margin-bottom="0cm" table:align="left"/>
    </style:style>
    <style:style style:name="Tabella7.A" style:family="table-column">
      <style:table-column-properties style:column-width="3.969cm"/>
    </style:style>
    <style:style style:name="Tabella7.D" style:family="table-column">
      <style:table-column-properties style:column-width="3.967cm"/>
    </style:style>
    <style:style style:name="Tabella7.1" style:family="table-row">
      <style:table-row-properties style:keep-together="true" fo:keep-together="auto"/>
    </style:style>
    <style:style style:name="Tabella7.A1" style:family="table-cell">
      <style:table-cell-properties style:vertical-align="" fo:background-color="#f2f2f2" fo:padding-left="0.191cm" fo:padding-right="0.191cm" fo:padding-top="0cm" fo:padding-bottom="0cm" fo:border="none">
        <style:background-image/>
      </style:table-cell-properties>
    </style:style>
    <style:style style:name="Tabella8" style:family="table">
      <style:table-properties style:width="15.875cm" fo:margin-left="-0.191cm" fo:margin-top="0cm" fo:margin-bottom="0cm" table:align="left"/>
    </style:style>
    <style:style style:name="Tabella8.A" style:family="table-column">
      <style:table-column-properties style:column-width="3.969cm"/>
    </style:style>
    <style:style style:name="Tabella8.D" style:family="table-column">
      <style:table-column-properties style:column-width="3.967cm"/>
    </style:style>
    <style:style style:name="Tabella8.1" style:family="table-row">
      <style:table-row-properties style:keep-together="true" fo:keep-together="auto"/>
    </style:style>
    <style:style style:name="Tabella8.A1" style:family="table-cell">
      <style:table-cell-properties style:vertical-align="" fo:background-color="#f2f2f2" fo:padding-left="0.191cm" fo:padding-right="0.191cm" fo:padding-top="0cm" fo:padding-bottom="0cm" fo:border="none">
        <style:background-image/>
      </style:table-cell-properties>
    </style:style>
    <style:style style:name="Tabella9" style:family="table">
      <style:table-properties style:width="15.875cm" fo:margin-left="-0.191cm" fo:margin-top="0cm" fo:margin-bottom="0cm" table:align="left"/>
    </style:style>
    <style:style style:name="Tabella9.A" style:family="table-column">
      <style:table-column-properties style:column-width="3.969cm"/>
    </style:style>
    <style:style style:name="Tabella9.D" style:family="table-column">
      <style:table-column-properties style:column-width="3.967cm"/>
    </style:style>
    <style:style style:name="Tabella9.1" style:family="table-row">
      <style:table-row-properties style:keep-together="true" fo:keep-together="auto"/>
    </style:style>
    <style:style style:name="Tabella9.A1" style:family="table-cell">
      <style:table-cell-properties style:vertical-align="" fo:background-color="#f2f2f2" fo:padding-left="0.191cm" fo:padding-right="0.191cm" fo:padding-top="0cm" fo:padding-bottom="0cm" fo:border="none">
        <style:background-image/>
      </style:table-cell-properties>
    </style:style>
    <style:style style:name="Tabella10" style:family="table">
      <style:table-properties style:width="15.875cm" fo:margin-left="-0.191cm" fo:margin-top="0cm" fo:margin-bottom="0cm" table:align="left"/>
    </style:style>
    <style:style style:name="Tabella10.A" style:family="table-column">
      <style:table-column-properties style:column-width="3.969cm"/>
    </style:style>
    <style:style style:name="Tabella10.D" style:family="table-column">
      <style:table-column-properties style:column-width="3.967cm"/>
    </style:style>
    <style:style style:name="Tabella10.1" style:family="table-row">
      <style:table-row-properties style:keep-together="true" fo:keep-together="auto"/>
    </style:style>
    <style:style style:name="Tabella10.A1" style:family="table-cell">
      <style:table-cell-properties style:vertical-align="" fo:background-color="#f2f2f2" fo:padding-left="0.191cm" fo:padding-right="0.191cm" fo:padding-top="0cm" fo:padding-bottom="0cm" fo:border="none">
        <style:background-image/>
      </style:table-cell-properties>
    </style:style>
    <style:style style:name="Tabella11" style:family="table">
      <style:table-properties style:width="15.875cm" fo:margin-left="-0.191cm" fo:margin-top="0cm" fo:margin-bottom="0cm" table:align="left"/>
    </style:style>
    <style:style style:name="Tabella11.A" style:family="table-column">
      <style:table-column-properties style:column-width="3.969cm"/>
    </style:style>
    <style:style style:name="Tabella11.D" style:family="table-column">
      <style:table-column-properties style:column-width="3.967cm"/>
    </style:style>
    <style:style style:name="Tabella11.1" style:family="table-row">
      <style:table-row-properties style:keep-together="true" fo:keep-together="auto"/>
    </style:style>
    <style:style style:name="Tabella11.A1" style:family="table-cell">
      <style:table-cell-properties style:vertical-align="" fo:background-color="#f2f2f2" fo:padding-left="0.191cm" fo:padding-right="0.191cm" fo:padding-top="0cm" fo:padding-bottom="0cm" fo:border="none">
        <style:background-image/>
      </style:table-cell-properties>
    </style:style>
    <style:style style:name="Tabella12" style:family="table">
      <style:table-properties style:width="15.875cm" fo:margin-left="-0.191cm" fo:margin-top="0cm" fo:margin-bottom="0cm" table:align="left"/>
    </style:style>
    <style:style style:name="Tabella12.A" style:family="table-column">
      <style:table-column-properties style:column-width="3.969cm"/>
    </style:style>
    <style:style style:name="Tabella12.D" style:family="table-column">
      <style:table-column-properties style:column-width="3.967cm"/>
    </style:style>
    <style:style style:name="Tabella12.1" style:family="table-row">
      <style:table-row-properties style:keep-together="true" fo:keep-together="auto"/>
    </style:style>
    <style:style style:name="Tabella12.A1" style:family="table-cell">
      <style:table-cell-properties style:vertical-align="" fo:background-color="#f2f2f2" fo:padding-left="0.191cm" fo:padding-right="0.191cm" fo:padding-top="0cm" fo:padding-bottom="0cm" fo:border="none">
        <style:background-image/>
      </style:table-cell-properties>
    </style:style>
    <style:style style:name="Tabella13" style:family="table">
      <style:table-properties style:width="15.875cm" fo:margin-left="-0.191cm" fo:margin-top="0cm" fo:margin-bottom="0cm" table:align="left"/>
    </style:style>
    <style:style style:name="Tabella13.A" style:family="table-column">
      <style:table-column-properties style:column-width="3.969cm"/>
    </style:style>
    <style:style style:name="Tabella13.D" style:family="table-column">
      <style:table-column-properties style:column-width="3.967cm"/>
    </style:style>
    <style:style style:name="Tabella13.1" style:family="table-row">
      <style:table-row-properties style:keep-together="true" fo:keep-together="auto"/>
    </style:style>
    <style:style style:name="Tabella13.A1" style:family="table-cell">
      <style:table-cell-properties style:vertical-align="" fo:background-color="#f2f2f2" fo:padding-left="0.191cm" fo:padding-right="0.191cm" fo:padding-top="0cm" fo:padding-bottom="0cm" fo:border="none">
        <style:background-image/>
      </style:table-cell-properties>
    </style:style>
    <style:style style:name="Tabella14" style:family="table">
      <style:table-properties style:width="15.875cm" fo:margin-left="-0.191cm" fo:margin-top="0cm" fo:margin-bottom="0cm" table:align="left"/>
    </style:style>
    <style:style style:name="Tabella14.A" style:family="table-column">
      <style:table-column-properties style:column-width="3.969cm"/>
    </style:style>
    <style:style style:name="Tabella14.D" style:family="table-column">
      <style:table-column-properties style:column-width="3.967cm"/>
    </style:style>
    <style:style style:name="Tabella14.1" style:family="table-row">
      <style:table-row-properties style:keep-together="true" fo:keep-together="auto"/>
    </style:style>
    <style:style style:name="Tabella14.A1" style:family="table-cell">
      <style:table-cell-properties style:vertical-align="" fo:background-color="#f2f2f2" fo:padding-left="0.191cm" fo:padding-right="0.191cm" fo:padding-top="0cm" fo:padding-bottom="0cm" fo:border="none">
        <style:background-image/>
      </style:table-cell-properties>
    </style:style>
    <style:style style:name="Tabella15" style:family="table">
      <style:table-properties style:width="15.875cm" fo:margin-left="-0.191cm" fo:margin-top="0cm" fo:margin-bottom="0cm" table:align="left"/>
    </style:style>
    <style:style style:name="Tabella15.A" style:family="table-column">
      <style:table-column-properties style:column-width="3.969cm"/>
    </style:style>
    <style:style style:name="Tabella15.D" style:family="table-column">
      <style:table-column-properties style:column-width="3.967cm"/>
    </style:style>
    <style:style style:name="Tabella15.1" style:family="table-row">
      <style:table-row-properties style:keep-together="true" fo:keep-together="auto"/>
    </style:style>
    <style:style style:name="Tabella15.A1" style:family="table-cell">
      <style:table-cell-properties style:vertical-align="" fo:background-color="#f2f2f2" fo:padding-left="0.191cm" fo:padding-right="0.191cm" fo:padding-top="0cm" fo:padding-bottom="0cm" fo:border="none">
        <style:background-image/>
      </style:table-cell-properties>
    </style:style>
    <style:style style:name="Tabella16" style:family="table">
      <style:table-properties style:width="15.875cm" fo:margin-left="-0.191cm" fo:margin-top="0cm" fo:margin-bottom="0cm" table:align="left"/>
    </style:style>
    <style:style style:name="Tabella16.A" style:family="table-column">
      <style:table-column-properties style:column-width="3.175cm"/>
    </style:style>
    <style:style style:name="Tabella16.1" style:family="table-row">
      <style:table-row-properties style:keep-together="true" fo:keep-together="auto"/>
    </style:style>
    <style:style style:name="Tabella16.A1" style:family="table-cell">
      <style:table-cell-properties style:vertical-align="" fo:background-color="#f2f2f2" fo:padding-left="0.191cm" fo:padding-right="0.191cm" fo:padding-top="0cm" fo:padding-bottom="0cm" fo:border="none">
        <style:background-image/>
      </style:table-cell-properties>
    </style:style>
    <style:style style:name="Tabella17" style:family="table">
      <style:table-properties style:width="15.875cm" fo:margin-left="-0.191cm" fo:margin-top="0cm" fo:margin-bottom="0cm" table:align="left"/>
    </style:style>
    <style:style style:name="Tabella17.A" style:family="table-column">
      <style:table-column-properties style:column-width="3.175cm"/>
    </style:style>
    <style:style style:name="Tabella17.1" style:family="table-row">
      <style:table-row-properties style:keep-together="true" fo:keep-together="auto"/>
    </style:style>
    <style:style style:name="Tabella17.A1" style:family="table-cell">
      <style:table-cell-properties style:vertical-align="" fo:background-color="#f2f2f2" fo:padding-left="0.191cm" fo:padding-right="0.191cm" fo:padding-top="0cm" fo:padding-bottom="0cm" fo:border="none">
        <style:background-image/>
      </style:table-cell-properties>
    </style:style>
    <style:style style:name="Tabella18" style:family="table">
      <style:table-properties style:width="15.875cm" fo:margin-left="-0.191cm" fo:margin-top="0cm" fo:margin-bottom="0cm" table:align="left"/>
    </style:style>
    <style:style style:name="Tabella18.A" style:family="table-column">
      <style:table-column-properties style:column-width="3.175cm"/>
    </style:style>
    <style:style style:name="Tabella18.1" style:family="table-row">
      <style:table-row-properties style:keep-together="true" fo:keep-together="auto"/>
    </style:style>
    <style:style style:name="Tabella18.A1" style:family="table-cell">
      <style:table-cell-properties style:vertical-align="" fo:background-color="#f2f2f2" fo:padding-left="0.191cm" fo:padding-right="0.191cm" fo:padding-top="0cm" fo:padding-bottom="0cm" fo:border="none">
        <style:background-image/>
      </style:table-cell-properties>
    </style:style>
    <style:style style:name="Tabella19" style:family="table">
      <style:table-properties style:width="15.875cm" fo:margin-left="-0.191cm" fo:margin-top="0cm" fo:margin-bottom="0cm" table:align="left"/>
    </style:style>
    <style:style style:name="Tabella19.A" style:family="table-column">
      <style:table-column-properties style:column-width="3.175cm"/>
    </style:style>
    <style:style style:name="Tabella19.1" style:family="table-row">
      <style:table-row-properties style:keep-together="true" fo:keep-together="auto"/>
    </style:style>
    <style:style style:name="Tabella19.A1" style:family="table-cell">
      <style:table-cell-properties style:vertical-align="" fo:background-color="#f2f2f2" fo:padding-left="0.191cm" fo:padding-right="0.191cm" fo:padding-top="0cm" fo:padding-bottom="0cm" fo:border="none">
        <style:background-image/>
      </style:table-cell-properties>
    </style:style>
    <style:style style:name="Tabella20" style:family="table">
      <style:table-properties style:width="15.875cm" fo:margin-left="-0.191cm" fo:margin-top="0cm" fo:margin-bottom="0cm" table:align="left"/>
    </style:style>
    <style:style style:name="Tabella20.A" style:family="table-column">
      <style:table-column-properties style:column-width="3.175cm"/>
    </style:style>
    <style:style style:name="Tabella20.1" style:family="table-row">
      <style:table-row-properties style:keep-together="true" fo:keep-together="auto"/>
    </style:style>
    <style:style style:name="Tabella20.A1" style:family="table-cell">
      <style:table-cell-properties style:vertical-align="" fo:background-color="#f2f2f2" fo:padding-left="0.191cm" fo:padding-right="0.191cm" fo:padding-top="0cm" fo:padding-bottom="0cm" fo:border="none">
        <style:background-image/>
      </style:table-cell-properties>
    </style:style>
    <style:style style:name="Tabella21" style:family="table">
      <style:table-properties style:width="15.875cm" fo:margin-left="-0.191cm" fo:margin-top="0cm" fo:margin-bottom="0cm" table:align="left"/>
    </style:style>
    <style:style style:name="Tabella21.A" style:family="table-column">
      <style:table-column-properties style:column-width="3.175cm"/>
    </style:style>
    <style:style style:name="Tabella21.1" style:family="table-row">
      <style:table-row-properties style:keep-together="true" fo:keep-together="auto"/>
    </style:style>
    <style:style style:name="Tabella21.A1" style:family="table-cell">
      <style:table-cell-properties style:vertical-align="" fo:background-color="#f2f2f2" fo:padding-left="0.191cm" fo:padding-right="0.191cm" fo:padding-top="0cm" fo:padding-bottom="0cm" fo:border="none">
        <style:background-image/>
      </style:table-cell-properties>
    </style:style>
    <style:style style:name="Tabella22" style:family="table">
      <style:table-properties style:width="15.875cm" fo:margin-left="-0.191cm" fo:margin-top="0cm" fo:margin-bottom="0cm" table:align="left"/>
    </style:style>
    <style:style style:name="Tabella22.A" style:family="table-column">
      <style:table-column-properties style:column-width="3.175cm"/>
    </style:style>
    <style:style style:name="Tabella22.1" style:family="table-row">
      <style:table-row-properties style:keep-together="true" fo:keep-together="auto"/>
    </style:style>
    <style:style style:name="Tabella22.A1" style:family="table-cell">
      <style:table-cell-properties style:vertical-align="" fo:background-color="#f2f2f2" fo:padding-left="0.191cm" fo:padding-right="0.191cm" fo:padding-top="0cm" fo:padding-bottom="0cm" fo:border="none">
        <style:background-image/>
      </style:table-cell-properties>
    </style:style>
    <style:style style:name="Tabella23" style:family="table">
      <style:table-properties style:width="15.875cm" fo:margin-left="-0.191cm" fo:margin-top="0cm" fo:margin-bottom="0cm" table:align="left"/>
    </style:style>
    <style:style style:name="Tabella23.A" style:family="table-column">
      <style:table-column-properties style:column-width="3.969cm"/>
    </style:style>
    <style:style style:name="Tabella23.D" style:family="table-column">
      <style:table-column-properties style:column-width="3.967cm"/>
    </style:style>
    <style:style style:name="Tabella23.1" style:family="table-row">
      <style:table-row-properties style:keep-together="true" fo:keep-together="auto"/>
    </style:style>
    <style:style style:name="Tabella23.A1" style:family="table-cell">
      <style:table-cell-properties style:vertical-align="" fo:background-color="#f2f2f2" fo:padding-left="0.191cm" fo:padding-right="0.191cm" fo:padding-top="0cm" fo:padding-bottom="0cm" fo:border="none">
        <style:background-image/>
      </style:table-cell-properties>
    </style:style>
    <style:style style:name="Tabella23.A2" style:family="table-cell">
      <style:table-cell-properties style:vertical-align="" fo:background-color="#ffffff" fo:padding-left="0.191cm" fo:padding-right="0.191cm" fo:padding-top="0cm" fo:padding-bottom="0cm" fo:border="none">
        <style:background-image/>
      </style:table-cell-properties>
    </style:style>
    <style:style style:name="Tabella24" style:family="table">
      <style:table-properties style:width="15.875cm" fo:margin-left="-0.191cm" fo:margin-top="0cm" fo:margin-bottom="0cm" table:align="left"/>
    </style:style>
    <style:style style:name="Tabella24.A" style:family="table-column">
      <style:table-column-properties style:column-width="3.175cm"/>
    </style:style>
    <style:style style:name="Tabella24.1" style:family="table-row">
      <style:table-row-properties style:keep-together="true" fo:keep-together="auto"/>
    </style:style>
    <style:style style:name="Tabella24.A1" style:family="table-cell">
      <style:table-cell-properties style:vertical-align="" fo:background-color="#f2f2f2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top="0cm" fo:margin-bottom="0.635cm" fo:line-height="100%" fo:background-color="#ffffff">
        <style:background-image/>
      </style:paragraph-properties>
    </style:style>
    <style:style style:name="P3" style:family="paragraph" style:parent-style-name="Standard">
      <style:paragraph-properties fo:margin-left="0cm" fo:margin-right="0.635cm" fo:margin-top="0cm" fo:margin-bottom="0.635cm" fo:line-height="100%" fo:orphans="0" fo:widows="0" fo:text-indent="0cm" style:auto-text-indent="false"/>
    </style:style>
    <style:style style:name="P4" style:family="paragraph" style:parent-style-name="Standard">
      <style:paragraph-properties fo:margin-left="0cm" fo:margin-right="0.635cm" fo:margin-top="0cm" fo:margin-bottom="0.635cm" fo:line-height="100%" fo:orphans="0" fo:widows="0" fo:text-indent="0cm" style:auto-text-indent="false"/>
      <style:text-properties fo:color="#1f1f1f" fo:font-weight="bold" style:font-weight-asian="bold"/>
    </style:style>
    <style:style style:name="P5" style:family="paragraph" style:parent-style-name="Standard">
      <style:paragraph-properties fo:margin-left="0cm" fo:margin-right="0.635cm" fo:margin-top="0cm" fo:margin-bottom="0.635cm" fo:line-height="100%" fo:orphans="0" fo:widows="0" fo:text-indent="0cm" style:auto-text-indent="false"/>
      <style:text-properties fo:color="#1f1f1f"/>
    </style:style>
    <style:style style:name="P6" style:family="paragraph" style:parent-style-name="Standard">
      <style:paragraph-properties fo:margin-left="0cm" fo:margin-right="0.635cm" fo:line-height="100%" fo:orphans="0" fo:widows="0" fo:text-indent="0cm" style:auto-text-indent="false"/>
    </style:style>
    <style:style style:name="P7" style:family="paragraph" style:parent-style-name="Standard">
      <style:paragraph-properties fo:margin-left="0cm" fo:margin-right="0.635cm" fo:line-height="100%" fo:orphans="0" fo:widows="0" fo:text-indent="0cm" style:auto-text-indent="false"/>
      <style:text-properties fo:color="#1f1f1f" style:font-name="Courier" style:font-name-asian="Courier1" style:font-name-complex="Courier1"/>
    </style:style>
    <style:style style:name="P8" style:family="paragraph" style:parent-style-name="Standard">
      <style:paragraph-properties fo:margin-left="0cm" fo:margin-right="0.635cm" fo:line-height="100%" fo:orphans="0" fo:widows="0" fo:text-indent="0cm" style:auto-text-indent="false"/>
      <style:text-properties fo:color="#1f1f1f"/>
    </style:style>
    <style:style style:name="P9" style:family="paragraph" style:parent-style-name="Standard">
      <style:paragraph-properties fo:margin-left="0cm" fo:margin-right="0.635cm" fo:line-height="100%" fo:orphans="0" fo:widows="0" fo:text-indent="0cm" style:auto-text-indent="false"/>
      <style:text-properties fo:color="#1f1f1f" fo:font-weight="bold" style:font-weight-asian="bold"/>
    </style:style>
    <style:style style:name="P10" style:family="paragraph" style:parent-style-name="Standard">
      <style:paragraph-properties fo:margin-left="0cm" fo:margin-right="0.635cm" fo:line-height="100%" fo:orphans="0" fo:widows="0" fo:text-indent="0cm" style:auto-text-indent="false"/>
      <style:text-properties fo:color="#444746"/>
    </style:style>
    <style:style style:name="P11" style:family="paragraph" style:parent-style-name="Standard">
      <style:paragraph-properties fo:margin-top="0.489cm" fo:margin-bottom="0.489cm" fo:line-height="100%" fo:orphans="0" fo:widows="0"/>
    </style:style>
    <style:style style:name="P12" style:family="paragraph" style:parent-style-name="Standard">
      <style:paragraph-properties fo:margin-left="0.423cm" fo:margin-right="0.635cm" fo:line-height="100%" fo:orphans="0" fo:widows="0" fo:text-indent="0cm" style:auto-text-indent="false"/>
      <style:text-properties fo:color="#444746"/>
    </style:style>
    <style:style style:name="P13" style:family="paragraph" style:parent-style-name="Standard">
      <style:paragraph-properties fo:margin-top="0.635cm" fo:margin-bottom="0.635cm" fo:line-height="100%" fo:background-color="#ffffff">
        <style:background-image/>
      </style:paragraph-properties>
    </style:style>
    <style:style style:name="P14" style:family="paragraph" style:parent-style-name="Standard">
      <style:paragraph-properties fo:margin-top="0.423cm" fo:margin-bottom="0.423cm" fo:line-height="100%" fo:orphans="0" fo:widows="0"/>
    </style:style>
    <style:style style:name="P15" style:family="paragraph" style:parent-style-name="Heading_20_1" style:master-page-name="Standard">
      <style:paragraph-properties fo:margin-left="0cm" fo:margin-right="0.635cm" fo:margin-top="0.423cm" fo:margin-bottom="0.635cm" fo:line-height="100%" fo:keep-together="auto" fo:orphans="0" fo:widows="0" fo:text-indent="0cm" style:auto-text-indent="false" style:page-number="auto" fo:keep-with-next="auto"/>
    </style:style>
    <style:style style:name="P16" style:family="paragraph" style:parent-style-name="Heading_20_2">
      <style:paragraph-properties fo:margin-top="0.397cm" fo:margin-bottom="0.397cm" fo:line-height="100%" fo:keep-together="auto" fo:orphans="0" fo:widows="0" fo:keep-with-next="auto"/>
    </style:style>
    <style:style style:name="P17" style:family="paragraph" style:parent-style-name="Heading_20_2">
      <style:paragraph-properties fo:margin-left="0cm" fo:margin-right="0.635cm" fo:margin-top="0.635cm" fo:margin-bottom="0.635cm" fo:line-height="100%" fo:orphans="0" fo:widows="0" fo:text-indent="0cm" style:auto-text-indent="false"/>
    </style:style>
    <style:style style:name="P18" style:family="paragraph" style:parent-style-name="Heading_20_3">
      <style:paragraph-properties fo:margin-left="0cm" fo:margin-right="0.635cm" fo:margin-top="0.564cm" fo:margin-bottom="0.635cm" fo:line-height="100%" fo:orphans="0" fo:widows="0" fo:text-indent="0cm" style:auto-text-indent="false"/>
    </style:style>
    <style:style style:name="P19" style:family="paragraph" style:parent-style-name="Heading_20_3">
      <style:paragraph-properties fo:margin-left="0cm" fo:margin-right="0.635cm" fo:margin-top="0.423cm" fo:margin-bottom="0.635cm" fo:line-height="100%" fo:keep-together="auto" fo:orphans="0" fo:widows="0" fo:text-indent="0cm" style:auto-text-indent="false" fo:keep-with-next="auto"/>
    </style:style>
    <style:style style:name="P20" style:family="paragraph" style:parent-style-name="Heading_20_3">
      <style:paragraph-properties fo:margin-top="0.423cm" fo:margin-bottom="0.423cm" fo:line-height="100%" fo:orphans="0" fo:widows="0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1f1f1f"/>
    </style:style>
    <style:style style:name="T6" style:family="text">
      <style:text-properties fo:color="#1f1f1f" fo:font-weight="bold" style:font-weight-asian="bold"/>
    </style:style>
    <style:style style:name="T7" style:family="text">
      <style:text-properties fo:color="#1f1f1f" style:font-name="Courier" style:font-name-asian="Courier1" style:font-name-complex="Courier1"/>
    </style:style>
    <style:style style:name="T8" style:family="text">
      <style:text-properties fo:color="#1f1f1f" fo:font-size="12pt" style:font-size-asian="12pt" style:font-size-complex="12pt"/>
    </style:style>
    <style:style style:name="T9" style:family="text">
      <style:text-properties fo:color="#1f1f1f" fo:font-size="12pt" fo:background-color="#ffffff" style:font-size-asian="12pt" style:font-size-complex="12pt"/>
    </style:style>
    <style:style style:name="T10" style:family="text">
      <style:text-properties fo:color="#1f1f1f" style:font-name="Courier New" fo:font-size="12pt" fo:background-color="#ffffff" style:font-name-asian="Courier New2" style:font-size-asian="12pt" style:font-name-complex="Courier New2" style:font-size-complex="12pt"/>
    </style:style>
    <style:style style:name="T11" style:family="text">
      <style:text-properties fo:color="#444746"/>
    </style:style>
    <style:style style:name="T12" style:family="text">
      <style:text-properties fo:color="#1967d2" style:font-name="Courier" style:font-name-asian="Courier1" style:font-name-complex="Courier1"/>
    </style:style>
    <style:style style:name="T13" style:family="text">
      <style:text-properties fo:color="#8430ce" style:font-name="Courier" style:font-name-asian="Courier1" style:font-name-complex="Courier1"/>
    </style:style>
    <style:style style:name="T14" style:family="text">
      <style:text-properties fo:color="#188038" style:font-name="Courier" style:font-name-asian="Courier1" style:font-name-complex="Courier1"/>
    </style:style>
    <style:style style:name="T15" style:family="text">
      <style:text-properties fo:color="#b55908" style:font-name="Courier" style:font-name-asian="Courier1" style:font-name-complex="Courier1"/>
    </style:style>
    <style:style style:name="T16" style:family="text">
      <style:text-properties fo:font-variant="normal" fo:text-transform="none" fo:color="#1f1f1f" fo:font-size="12pt" fo:letter-spacing="normal" fo:font-style="normal" fo:font-weight="normal"/>
    </style:style>
    <style:style style:name="T17" style:family="text">
      <style:text-properties fo:font-variant="normal" fo:text-transform="none" fo:color="#374151" style:font-name="S hne" fo:font-size="12pt" fo:letter-spacing="normal" fo:font-style="normal" fo:font-weight="normal"/>
    </style:style>
    <style:style style:name="T18" style:family="text">
      <style:text-properties fo:font-variant="normal" fo:text-transform="none" fo:color="#374151" style:font-name="S hne" fo:font-size="12pt" fo:letter-spacing="normal" fo:font-style="normal" fo:font-weight="normal" style:font-name-asian="Courier1" style:font-name-complex="Courier1"/>
    </style:style>
    <style:style style:name="T19" style:family="text">
      <style:text-properties fo:font-variant="normal" fo:text-transform="none" fo:color="#374151" fo:letter-spacing="normal"/>
    </style:style>
    <style:style style:name="T20" style:family="text">
      <style:text-properties fo:font-variant="normal" fo:text-transform="none" fo:color="#374151" style:font-name="Courier" fo:letter-spacing="normal" style:font-name-asian="Courier1" style:font-name-complex="Courier1"/>
    </style:style>
    <style:style style:name="T21" style:family="text">
      <style:text-properties fo:color="#ff00ff" style:font-name="Consolas" fo:font-size="9.5pt" style:font-name-asian="Consolas" style:font-size-asian="9.5pt" style:font-name-complex="Consolas" style:font-size-complex="9.5pt"/>
    </style:style>
    <style:style style:name="T22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23" style:family="text">
      <style:text-properties fo:color="#0000ff" style:font-name="Consolas" fo:font-size="9.5pt" style:font-name-asian="Consolas" style:font-size-asian="9.5pt" style:font-name-complex="Consolas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bookmark text:name="_y94tz4wj06ir"/><text:span text:style-name="T1">FUNZIONI </text:span></text:h>
      <text:h text:style-name="P16" text:outline-level="2"><text:bookmark text:name="_xc1qor8rt17f"/><text:span text:style-name="T2">FUNZIONI DI AGGREGAZIONE</text:span></text:h>
      <text:p text:style-name="P1"/>
      <text:h text:style-name="P19" text:outline-level="3"><text:bookmark text:name="_ei5vzllownxa"/><text:span text:style-name="T3">AVG</text:span></text:h>
      <text:p text:style-name="P3"><text:span text:style-name="T5">La funzione AVG viene utilizzata per calcolare la media dei valori di una colonna.</text:span></text:p>
      <text:p text:style-name="P3"><text:span text:style-name="T6">Pseudocodice</text:span></text:p>
      <text:p text:style-name="P6"><text:span text:style-name="T12">AVG</text:span><text:span text:style-name="T7">(colonna)<text:line-break/></text:span></text:p>
      <text:p text:style-name="P3"><text:span text:style-name="T6">Esempio</text:span></text:p>
      <text:p text:style-name="P3"><text:span text:style-name="T5">Supponiamo di avere una tabella ordini con le seguenti colonne:</text:span></text:p>
      <table:table table:name="Tabella1" table:style-name="Tabella1">
        <table:table-column table:style-name="Tabella1.A" table:number-columns-repeated="3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11"><text:span text:style-name="T5">id</text:span></text:p>
            </table:table-cell>
            <table:table-cell table:style-name="Tabella1.A1" office:value-type="string">
              <text:p text:style-name="P11"><text:span text:style-name="T5">cliente</text:span></text:p>
            </table:table-cell>
            <table:table-cell table:style-name="Tabella1.A1" office:value-type="string">
              <text:p text:style-name="P11"><text:span text:style-name="T5">prodotto</text:span></text:p>
            </table:table-cell>
            <table:table-cell table:style-name="Tabella1.A1" office:value-type="string">
              <text:p text:style-name="P11"><text:span text:style-name="T5">quantità</text:span></text:p>
            </table:table-cell>
          </table:table-row>
        </table:table-header-rows>
      </table:table>
      <text:p text:style-name="P3"><text:span text:style-name="T5">La seguente query restituirà la media della quantità degli ordini:</text:span></text:p>
      <text:p text:style-name="P6"><text:span text:style-name="T13">SELECT</text:span><text:span text:style-name="T7"> </text:span><text:span text:style-name="T12">AVG</text:span><text:span text:style-name="T7">(quantità) </text:span><text:span text:style-name="T13">AS</text:span><text:span text:style-name="T7"> media_quantità<text:line-break/></text:span><text:span text:style-name="T13">FROM</text:span><text:span text:style-name="T7"> ordini;<text:line-break/></text:span></text:p>
      <text:h text:style-name="P19" text:outline-level="3"><text:bookmark text:name="_51xg06csrzhz"/><text:span text:style-name="T3">CHECKSUM_AGG</text:span></text:h>
      <text:p text:style-name="P3"><text:span text:style-name="T5">La funzione CHECKSUM_AGG viene utilizzata per calcolare un hash della colonna specificata.</text:span></text:p>
      <text:p text:style-name="P3"><text:span text:style-name="T6">Pseudocodice</text:span></text:p>
      <text:p text:style-name="P6"><text:span text:style-name="T7">CHECKSUM_AGG(colonna)<text:line-break/></text:span></text:p>
      <text:p text:style-name="P3"><text:span text:style-name="T6">Esempio</text:span></text:p>
      <text:p text:style-name="P3"><text:span text:style-name="T5">Supponiamo di avere una tabella ordini con le seguenti colonne:</text:span></text:p>
      <table:table table:name="Tabella2" table:style-name="Tabella2">
        <table:table-column table:style-name="Tabella2.A" table:number-columns-repeated="3"/>
        <table:table-column table:style-name="Tabella2.D"/>
        <table:table-header-rows>
          <table:table-row table:style-name="Tabella2.1">
            <table:table-cell table:style-name="Tabella2.A1" office:value-type="string">
              <text:p text:style-name="P11"><text:span text:style-name="T5">id</text:span></text:p>
            </table:table-cell>
            <table:table-cell table:style-name="Tabella2.A1" office:value-type="string">
              <text:p text:style-name="P11"><text:span text:style-name="T5">cliente</text:span></text:p>
            </table:table-cell>
            <table:table-cell table:style-name="Tabella2.A1" office:value-type="string">
              <text:p text:style-name="P11"><text:span text:style-name="T5">prodotto</text:span></text:p>
            </table:table-cell>
            <table:table-cell table:style-name="Tabella2.A1" office:value-type="string">
              <text:p text:style-name="P11"><text:span text:style-name="T5">quantità</text:span></text:p>
            </table:table-cell>
          </table:table-row>
        </table:table-header-rows>
      </table:table>
      <text:p text:style-name="P3"><text:span text:style-name="T5">La seguente query restituirà un hash della colonna cliente:</text:span></text:p>
      <text:p text:style-name="P6"><text:span text:style-name="T13">SELECT</text:span><text:span text:style-name="T7"> CHECKSUM_AGG(cliente) </text:span><text:span text:style-name="T13">AS</text:span><text:span text:style-name="T7"> hash_cliente<text:line-break/></text:span><text:soft-page-break/><text:span text:style-name="T13">FROM</text:span><text:span text:style-name="T7"> ordini;<text:line-break/></text:span></text:p>
      <text:p text:style-name="P7"/>
      <text:h text:style-name="P19" text:outline-level="3"><text:bookmark text:name="_o1uin5k7n1jm"/><text:span text:style-name="T3">COUNT</text:span></text:h>
      <text:p text:style-name="P3"><text:span text:style-name="T5">La funzione COUNT viene utilizzata per contare il numero di righe di una tabella o di una colonna.</text:span></text:p>
      <text:p text:style-name="P3"><text:span text:style-name="T6">Pseudocodice</text:span></text:p>
      <text:p text:style-name="P6"><text:span text:style-name="T12">COUNT</text:span><text:span text:style-name="T7">(*)<text:line-break/></text:span><text:span text:style-name="T12">COUNT</text:span><text:span text:style-name="T7">(colonna)<text:line-break/></text:span></text:p>
      <text:p text:style-name="P3"><text:span text:style-name="T6">Esempio</text:span></text:p>
      <text:p text:style-name="P3"><text:span text:style-name="T5">Supponiamo di avere una tabella ordini con le seguenti colonne:</text:span></text:p>
      <text:p text:style-name="P8"/>
      <table:table table:name="Tabella3" table:style-name="Tabella3">
        <table:table-column table:style-name="Tabella3.A" table:number-columns-repeated="3"/>
        <table:table-column table:style-name="Tabella3.D"/>
        <table:table-header-rows>
          <table:table-row table:style-name="Tabella3.1">
            <table:table-cell table:style-name="Tabella3.A1" office:value-type="string">
              <text:p text:style-name="P11"><text:span text:style-name="T5">id</text:span></text:p>
            </table:table-cell>
            <table:table-cell table:style-name="Tabella3.A1" office:value-type="string">
              <text:p text:style-name="P11"><text:span text:style-name="T5">cliente</text:span></text:p>
            </table:table-cell>
            <table:table-cell table:style-name="Tabella3.A1" office:value-type="string">
              <text:p text:style-name="P11"><text:span text:style-name="T5">prodotto</text:span></text:p>
            </table:table-cell>
            <table:table-cell table:style-name="Tabella3.A1" office:value-type="string">
              <text:p text:style-name="P11"><text:span text:style-name="T5">quantità</text:span></text:p>
            </table:table-cell>
          </table:table-row>
        </table:table-header-rows>
      </table:table>
      <text:p text:style-name="P3"><text:span text:style-name="T5">La seguente query restituirà il numero totale di ordini:</text:span></text:p>
      <text:p text:style-name="P6"><text:span text:style-name="T13">SELECT</text:span><text:span text:style-name="T7"> </text:span><text:span text:style-name="T12">COUNT</text:span><text:span text:style-name="T7">(*) </text:span><text:span text:style-name="T13">AS</text:span><text:span text:style-name="T7"> numero_ordini<text:line-break/></text:span><text:span text:style-name="T13">FROM</text:span><text:span text:style-name="T7"> ordini;<text:line-break/></text:span></text:p>
      <text:p text:style-name="P3"><text:span text:style-name="T5">La seguente query restituirà il numero di ordini per il cliente "Mario":</text:span></text:p>
      <text:p text:style-name="P6"><text:span text:style-name="T13">SELECT</text:span><text:span text:style-name="T7"> </text:span><text:span text:style-name="T12">COUNT</text:span><text:span text:style-name="T7">(id) </text:span><text:span text:style-name="T13">AS</text:span><text:span text:style-name="T7"> numero_ordini_mario<text:line-break/></text:span><text:span text:style-name="T13">FROM</text:span><text:span text:style-name="T7"> ordini<text:line-break/></text:span><text:span text:style-name="T13">WHERE</text:span><text:span text:style-name="T7"> cliente = </text:span><text:span text:style-name="T14">'Mario'</text:span><text:span text:style-name="T7">;<text:line-break/></text:span></text:p>
      <text:p text:style-name="P4"/>
      <text:h text:style-name="P19" text:outline-level="3"><text:bookmark text:name="_coii02wu61g"/><text:span text:style-name="T3">SUM</text:span></text:h>
      <text:p text:style-name="P3"><text:span text:style-name="T5">La funzione SUM viene utilizzata per calcolare la somma dei valori di una colonna.</text:span></text:p>
      <text:p text:style-name="P3"><text:span text:style-name="T6">Pseudocodice</text:span></text:p>
      <text:p text:style-name="P12"/>
      <text:p text:style-name="P6"><text:span text:style-name="T12">SUM</text:span><text:span text:style-name="T7">(colonna)<text:line-break/></text:span></text:p>
      <text:p text:style-name="P3"><text:span text:style-name="T6">Esempio</text:span></text:p>
      <text:p text:style-name="P3"><text:span text:style-name="T5">Supponiamo di avere una tabella ordini con le seguenti colonne:</text:span></text:p>
      <text:p text:style-name="P8"/>
      <table:table table:name="Tabella4" table:style-name="Tabella4">
        <table:table-column table:style-name="Tabella4.A" table:number-columns-repeated="3"/>
        <table:table-column table:style-name="Tabella4.D"/>
        <table:table-header-rows>
          <text:soft-page-break/>
          <table:table-row table:style-name="Tabella4.1">
            <table:table-cell table:style-name="Tabella4.A1" office:value-type="string">
              <text:p text:style-name="P11"><text:span text:style-name="T5">id</text:span></text:p>
            </table:table-cell>
            <table:table-cell table:style-name="Tabella4.A1" office:value-type="string">
              <text:p text:style-name="P11"><text:span text:style-name="T5">cliente</text:span></text:p>
            </table:table-cell>
            <table:table-cell table:style-name="Tabella4.A1" office:value-type="string">
              <text:p text:style-name="P11"><text:span text:style-name="T5">prodotto</text:span></text:p>
            </table:table-cell>
            <table:table-cell table:style-name="Tabella4.A1" office:value-type="string">
              <text:p text:style-name="P11"><text:span text:style-name="T5">quantità</text:span></text:p>
            </table:table-cell>
          </table:table-row>
        </table:table-header-rows>
      </table:table>
      <text:p text:style-name="P3"><text:span text:style-name="T5">La seguente query restituirà la somma di tutte le quantità degli ordini:</text:span></text:p>
      <text:p text:style-name="P12"/>
      <text:p text:style-name="P6"><text:span text:style-name="T13">SELECT</text:span><text:span text:style-name="T7"> </text:span><text:span text:style-name="T12">SUM</text:span><text:span text:style-name="T7">(quantità) </text:span><text:span text:style-name="T13">AS</text:span><text:span text:style-name="T7"> totale_quantità<text:line-break/></text:span><text:span text:style-name="T13">FROM</text:span><text:span text:style-name="T7"> ordini;<text:line-break/></text:span></text:p>
      <text:p text:style-name="P3"><text:span text:style-name="T5">La seguente query restituirà la somma delle quantità degli ordini per il cliente "Mario":</text:span></text:p>
      <text:p text:style-name="P6"><text:span text:style-name="T13">SELECT</text:span><text:span text:style-name="T7"> </text:span><text:span text:style-name="T12">SUM</text:span><text:span text:style-name="T7">(quantità) </text:span><text:span text:style-name="T13">AS</text:span><text:span text:style-name="T7"> totale_quantità_mario<text:line-break/></text:span><text:span text:style-name="T13">FROM</text:span><text:span text:style-name="T7"> ordini<text:line-break/></text:span><text:span text:style-name="T13">WHERE</text:span><text:span text:style-name="T7"> cliente = </text:span><text:span text:style-name="T14">'Mario'</text:span><text:span text:style-name="T7">;<text:line-break/></text:span></text:p>
      <text:p text:style-name="P4"/>
      <text:h text:style-name="P19" text:outline-level="3"><text:bookmark text:name="_8dymd81slwcy"/><text:span text:style-name="T3">MAX</text:span></text:h>
      <text:p text:style-name="P3"><text:span text:style-name="T5">La funzione MAX viene utilizzata per restituire il valore massimo di una colonna.</text:span></text:p>
      <text:p text:style-name="P3"><text:span text:style-name="T6">Pseudocodice</text:span></text:p>
      <text:p text:style-name="P6"><text:span text:style-name="T12">MAX</text:span><text:span text:style-name="T7">(colonna)<text:line-break/></text:span></text:p>
      <text:p text:style-name="P3"><text:span text:style-name="T6">Esempio</text:span></text:p>
      <text:p text:style-name="P3"><text:span text:style-name="T5">Supponiamo di avere una tabella ordini con le seguenti colonne:</text:span></text:p>
      <table:table table:name="Tabella5" table:style-name="Tabella5">
        <table:table-column table:style-name="Tabella5.A" table:number-columns-repeated="3"/>
        <table:table-column table:style-name="Tabella5.D"/>
        <table:table-header-rows>
          <table:table-row table:style-name="Tabella5.1">
            <table:table-cell table:style-name="Tabella5.A1" office:value-type="string">
              <text:p text:style-name="P11"><text:span text:style-name="T5">id</text:span></text:p>
            </table:table-cell>
            <table:table-cell table:style-name="Tabella5.A1" office:value-type="string">
              <text:p text:style-name="P11"><text:span text:style-name="T5">cliente</text:span></text:p>
            </table:table-cell>
            <table:table-cell table:style-name="Tabella5.A1" office:value-type="string">
              <text:p text:style-name="P11"><text:span text:style-name="T5">prodotto</text:span></text:p>
            </table:table-cell>
            <table:table-cell table:style-name="Tabella5.A1" office:value-type="string">
              <text:p text:style-name="P11"><text:span text:style-name="T5">quantità</text:span></text:p>
            </table:table-cell>
          </table:table-row>
        </table:table-header-rows>
      </table:table>
      <text:p text:style-name="P5"/>
      <text:p text:style-name="P3"><text:span text:style-name="T5">La seguente query restituirà la quantità massima di tutti gli ordini:</text:span></text:p>
      <text:p text:style-name="P6"><text:span text:style-name="T13">SELECT</text:span><text:span text:style-name="T7"> </text:span><text:span text:style-name="T12">MAX</text:span><text:span text:style-name="T7">(quantità) </text:span><text:span text:style-name="T13">AS</text:span><text:span text:style-name="T7"> quantità_massima<text:line-break/></text:span><text:span text:style-name="T13">FROM</text:span><text:span text:style-name="T7"> ordini;<text:line-break/></text:span></text:p>
      <text:p text:style-name="P3"><text:span text:style-name="T5">La seguente query restituirà la quantità massima degli ordini per il cliente "Mario":</text:span></text:p>
      <text:p text:style-name="P6"><text:span text:style-name="T13">SELECT</text:span><text:span text:style-name="T7"> </text:span><text:span text:style-name="T12">MAX</text:span><text:span text:style-name="T7">(quantità) </text:span><text:span text:style-name="T13">AS</text:span><text:span text:style-name="T7"> quantità_massima_mario<text:line-break/></text:span><text:span text:style-name="T13">FROM</text:span><text:span text:style-name="T7"> ordini<text:line-break/></text:span><text:span text:style-name="T13">WHERE</text:span><text:span text:style-name="T7"> cliente = </text:span><text:span text:style-name="T14">'Mario'</text:span><text:span text:style-name="T7">;<text:line-break/></text:span></text:p>
      <text:p text:style-name="P7"/>
      <text:h text:style-name="P19" text:outline-level="3"><text:bookmark text:name="_f21l8qa7d8vx"/><text:span text:style-name="T3">MIN</text:span></text:h>
      <text:p text:style-name="P3"><text:soft-page-break/><text:span text:style-name="T5">La funzione MIN viene utilizzata per restituire il valore minimo di una colonna.</text:span></text:p>
      <text:p text:style-name="P3"><text:span text:style-name="T6">Pseudocodice</text:span></text:p>
      <text:p text:style-name="P6"><text:span text:style-name="T12">MIN</text:span><text:span text:style-name="T7">(colonna)<text:line-break/></text:span></text:p>
      <text:p text:style-name="P3"><text:span text:style-name="T6">Esempio</text:span></text:p>
      <text:p text:style-name="P3"><text:span text:style-name="T5">Supponiamo di avere una tabella ordini con le seguenti colonne:</text:span></text:p>
      <table:table table:name="Tabella6" table:style-name="Tabella6">
        <table:table-column table:style-name="Tabella6.A" table:number-columns-repeated="3"/>
        <table:table-column table:style-name="Tabella6.D"/>
        <table:table-header-rows>
          <table:table-row table:style-name="Tabella6.1">
            <table:table-cell table:style-name="Tabella6.A1" office:value-type="string">
              <text:p text:style-name="P11"><text:span text:style-name="T5">id</text:span></text:p>
            </table:table-cell>
            <table:table-cell table:style-name="Tabella6.A1" office:value-type="string">
              <text:p text:style-name="P11"><text:span text:style-name="T5">cliente</text:span></text:p>
            </table:table-cell>
            <table:table-cell table:style-name="Tabella6.A1" office:value-type="string">
              <text:p text:style-name="P11"><text:span text:style-name="T5">prodotto</text:span></text:p>
            </table:table-cell>
            <table:table-cell table:style-name="Tabella6.A1" office:value-type="string">
              <text:p text:style-name="P11"><text:span text:style-name="T5">quantità</text:span></text:p>
            </table:table-cell>
          </table:table-row>
        </table:table-header-rows>
      </table:table>
      <text:p text:style-name="P3"><text:span text:style-name="T5">La seguente query restituirà la quantità minima di tutti gli ordini:</text:span></text:p>
      <text:p text:style-name="P6"><text:span text:style-name="T13">SELECT</text:span><text:span text:style-name="T7"> </text:span><text:span text:style-name="T12">MIN</text:span><text:span text:style-name="T7">(quantità) </text:span><text:span text:style-name="T13">AS</text:span><text:span text:style-name="T7"> quantità_minima<text:line-break/></text:span><text:span text:style-name="T13">FROM</text:span><text:span text:style-name="T7"> ordini;<text:line-break/></text:span></text:p>
      <text:p text:style-name="P3"><text:span text:style-name="T5">La seguente query restituirà la quantità minima degli ordini per il cliente "Mario":</text:span></text:p>
      <text:p text:style-name="P12"/>
      <text:p text:style-name="P6"><text:span text:style-name="T13">SELECT</text:span><text:span text:style-name="T7"> </text:span><text:span text:style-name="T12">MIN</text:span><text:span text:style-name="T7">(quantità) </text:span><text:span text:style-name="T13">AS</text:span><text:span text:style-name="T7"> quantità_minima_mario<text:line-break/></text:span><text:span text:style-name="T13">FROM</text:span><text:span text:style-name="T7"> ordini<text:line-break/></text:span><text:span text:style-name="T13">WHERE</text:span><text:span text:style-name="T7"> cliente = </text:span><text:span text:style-name="T14">'Mario'</text:span><text:span text:style-name="T7">;<text:line-break/></text:span></text:p>
      <text:p text:style-name="P1"/>
      <text:p text:style-name="P1"/>
      <text:h text:style-name="P16" text:outline-level="2"><text:bookmark text:name="_z7ykgu1tnw19"/><text:span text:style-name="T2">WINDOW FUNCTIONS</text:span></text:h>
      <text:p text:style-name="Standard"/>
      <text:p text:style-name="P2"><text:span text:style-name="T8">le window functions sono funzioni che vengono utilizzate per eseguire calcoli su un set di dati, prendendo in considerazione il contesto delle righe circostanti.</text:span></text:p>
      <text:p text:style-name="P13"><text:span text:style-name="T8">Pseudocodice</text:span></text:p>
      <text:p text:style-name="Standard"><text:span text:style-name="T9">SQL</text:span></text:p>
      <text:p text:style-name="Standard"><text:span text:style-name="T10">SELECT</text:span></text:p>
      <text:p text:style-name="Standard"><text:span text:style-name="T10"><text:s text:c="2"/>colonna1,</text:span></text:p>
      <text:p text:style-name="Standard"><text:span text:style-name="T10"><text:s text:c="2"/>colonna2,</text:span></text:p>
      <text:p text:style-name="Standard"><text:span text:style-name="T10"><text:s text:c="2"/>...</text:span></text:p>
      <text:p text:style-name="Standard"><text:span text:style-name="T10"><text:s text:c="2"/>funzione_window(colonna) OVER ([PARTITION By <text:s/>colonna_ordinata] ORDER BY colonna_ordinata) AS nome_colonna_funzione</text:span></text:p>
      <text:p text:style-name="Standard"><text:span text:style-name="T10">FROM</text:span></text:p>
      <text:p text:style-name="Standard"><text:span text:style-name="T10"><text:s text:c="2"/>tabella;</text:span></text:p>
      <text:p text:style-name="P13"><text:soft-page-break/><text:span text:style-name="T8">La funzione funzione_window può essere qualsiasi funzione SQL, ad esempio SUM, AVG, MAX, MIN, COUNT, ecc.</text:span></text:p>
      <text:p text:style-name="P13"><text:span text:style-name="T8">La clausola PARTITION BY viene utilizzata per suddividere il set di dati in parti, in modo che la funzione funzione_window venga applicata a ciascuna parte.</text:span></text:p>
      <text:p text:style-name="P13"><text:span text:style-name="T8">La clausola ORDER BY viene utilizzata per ordinare le parti del set di dati, in modo che la funzione funzione_window venga applicata in modo coerente.</text:span></text:p>
      <text:p text:style-name="Standard"/>
      <text:h text:style-name="P19" text:outline-level="3"><text:bookmark text:name="_2jp4m12pvzpm"/><text:span text:style-name="T3">CUM_DIST</text:span></text:h>
      <text:p text:style-name="P1"/>
      <text:p text:style-name="P3"><text:span text:style-name="T5">La funzione </text:span><text:span text:style-name="T6">CUM_DIST</text:span><text:span text:style-name="T5"> viene utilizzata per restituire la distribuzione cumulativa dei valori di una colonna.</text:span></text:p>
      <text:p text:style-name="P3"><text:span text:style-name="T6">Pseudocodice</text:span></text:p>
      <text:p text:style-name="P6"><text:span text:style-name="T7">CUM_DIST(colonna)<text:line-break/></text:span></text:p>
      <text:p text:style-name="P3"><text:span text:style-name="T6">Esempio</text:span></text:p>
      <text:p text:style-name="P3"><text:span text:style-name="T5">Supponiamo di avere una tabella ordini con le seguenti colonne:</text:span></text:p>
      <text:p text:style-name="P5"/>
      <text:p text:style-name="P8"/>
      <text:p text:style-name="P8"/>
      <text:p text:style-name="P8"/>
      <table:table table:name="Tabella7" table:style-name="Tabella7">
        <table:table-column table:style-name="Tabella7.A" table:number-columns-repeated="3"/>
        <table:table-column table:style-name="Tabella7.D"/>
        <table:table-header-rows>
          <table:table-row table:style-name="Tabella7.1">
            <table:table-cell table:style-name="Tabella7.A1" office:value-type="string">
              <text:p text:style-name="P11"><text:span text:style-name="T5">id</text:span></text:p>
            </table:table-cell>
            <table:table-cell table:style-name="Tabella7.A1" office:value-type="string">
              <text:p text:style-name="P11"><text:span text:style-name="T5">cliente</text:span></text:p>
            </table:table-cell>
            <table:table-cell table:style-name="Tabella7.A1" office:value-type="string">
              <text:p text:style-name="P11"><text:span text:style-name="T5">prodotto</text:span></text:p>
            </table:table-cell>
            <table:table-cell table:style-name="Tabella7.A1" office:value-type="string">
              <text:p text:style-name="P11"><text:span text:style-name="T5">quantità</text:span></text:p>
            </table:table-cell>
          </table:table-row>
        </table:table-header-rows>
      </table:table>
      <text:p text:style-name="P3"><text:span text:style-name="T5">La seguente query restituirà la distribuzione cumulativa delle quantità degli ordini:</text:span></text:p>
      <text:p text:style-name="P6"><text:span text:style-name="T13">SELECT</text:span><text:span text:style-name="T7"><text:line-break/> <text:s/>id,<text:line-break/> <text:s/>cliente,<text:line-break/> <text:s/>prodotto,<text:line-break/> <text:s/>quantità,<text:line-break/> <text:s/>CUM_DIST(quantità) </text:span><text:span text:style-name="T13">AS</text:span><text:span text:style-name="T7"> distribuzione_cumulativa<text:line-break/></text:span><text:span text:style-name="T13">FROM</text:span><text:span text:style-name="T7"> ordini;<text:line-break/></text:span></text:p>
      <text:p text:style-name="P3"><text:span text:style-name="T5">La prima riga della tabella restituirà un valore di 1, in quanto è il primo valore della colonna quantità. La seconda riga restituirà un valore di 2, in quanto è il secondo valore della colonna quantità e così via.</text:span></text:p>
      <text:p text:style-name="P5"/>
      <text:h text:style-name="P19" text:outline-level="3"><text:bookmark text:name="_e5s74j69g12t"/><text:soft-page-break/><text:span text:style-name="T3">DENSE_RANK</text:span></text:h>
      <text:p text:style-name="P3"><text:span text:style-name="T5">La funzione </text:span><text:span text:style-name="T6">DENSE_RANK</text:span><text:span text:style-name="T5"> viene utilizzata per restituire il rango di un valore in una colonna, ignorando i valori duplicati.</text:span></text:p>
      <text:p text:style-name="P6"><text:span text:style-name="T12">DENSE_RANK</text:span><text:span text:style-name="T7">(colonna)<text:line-break/></text:span></text:p>
      <text:p text:style-name="P3"><text:span text:style-name="T6">Esempio</text:span></text:p>
      <text:p text:style-name="P3"><text:span text:style-name="T5">Supponiamo di avere una tabella ordini con le seguenti colonne:</text:span></text:p>
      <table:table table:name="Tabella8" table:style-name="Tabella8">
        <table:table-column table:style-name="Tabella8.A" table:number-columns-repeated="3"/>
        <table:table-column table:style-name="Tabella8.D"/>
        <table:table-header-rows>
          <table:table-row table:style-name="Tabella8.1">
            <table:table-cell table:style-name="Tabella8.A1" office:value-type="string">
              <text:p text:style-name="P11"><text:span text:style-name="T5">id</text:span></text:p>
            </table:table-cell>
            <table:table-cell table:style-name="Tabella8.A1" office:value-type="string">
              <text:p text:style-name="P11"><text:span text:style-name="T5">cliente</text:span></text:p>
            </table:table-cell>
            <table:table-cell table:style-name="Tabella8.A1" office:value-type="string">
              <text:p text:style-name="P11"><text:span text:style-name="T5">prodotto</text:span></text:p>
            </table:table-cell>
            <table:table-cell table:style-name="Tabella8.A1" office:value-type="string">
              <text:p text:style-name="P11"><text:span text:style-name="T5">quantità</text:span></text:p>
            </table:table-cell>
          </table:table-row>
        </table:table-header-rows>
      </table:table>
      <text:p text:style-name="P3"><text:span text:style-name="T5">La seguente query restituirà il rango delle quantità degli ordini, ignorando i valori duplicati:</text:span></text:p>
      <text:p text:style-name="P6"><text:span text:style-name="T13">SELECT</text:span><text:span text:style-name="T7"><text:line-break/> <text:s/>id,<text:line-break/> <text:s/>cliente,<text:line-break/> <text:s/>prodotto,<text:line-break/> <text:s/>quantità,<text:line-break/> <text:s/></text:span><text:span text:style-name="T12">DENSE_RANK</text:span><text:span text:style-name="T7">(quantità) </text:span><text:span text:style-name="T13">AS</text:span><text:span text:style-name="T7"> rango_densa<text:line-break/></text:span><text:span text:style-name="T13">FROM</text:span><text:span text:style-name="T7"> ordini;<text:line-break/></text:span></text:p>
      <text:p text:style-name="P3"><text:span text:style-name="T5">La prima riga della tabella restituirà un valore di 1, in quanto è il primo valore della colonna quantità. La seconda riga restituirà un valore di 2, in quanto è il secondo valore della colonna quantità che non è duplicato.</text:span></text:p>
      <text:p text:style-name="P5"/>
      <text:h text:style-name="P19" text:outline-level="3"><text:bookmark text:name="_lzwt5fb595y"/><text:span text:style-name="T3">FIRST_VALUE</text:span></text:h>
      <text:p text:style-name="P3"><text:span text:style-name="T5">La funzione </text:span><text:span text:style-name="T6">FIRST_VALUE</text:span><text:span text:style-name="T5"> viene utilizzata per restituire il primo valore di una colonna, ordinando la colonna per un'altra colonna.</text:span></text:p>
      <text:p text:style-name="P3"><text:span text:style-name="T6">Pseudocodice</text:span></text:p>
      <text:p text:style-name="P6"><text:span text:style-name="T12">FIRST_VALUE</text:span><text:span text:style-name="T7">(colonna) </text:span><text:span text:style-name="T13">OVER</text:span><text:span text:style-name="T7"> (</text:span><text:span text:style-name="T13">PARTITION</text:span><text:span text:style-name="T7"> </text:span><text:span text:style-name="T13">BY</text:span><text:span text:style-name="T7"> colonna_ordinata </text:span><text:span text:style-name="T13">ORDER</text:span><text:span text:style-name="T7"> </text:span><text:span text:style-name="T13">BY</text:span><text:span text:style-name="T7"> colonna_ordina)<text:line-break/></text:span></text:p>
      <text:p text:style-name="P3"><text:span text:style-name="T6">Esempio</text:span></text:p>
      <text:p text:style-name="P3"><text:span text:style-name="T5">Supponiamo di avere una tabella ordini con le seguenti colonne:</text:span></text:p>
      <table:table table:name="Tabella9" table:style-name="Tabella9">
        <table:table-column table:style-name="Tabella9.A" table:number-columns-repeated="3"/>
        <table:table-column table:style-name="Tabella9.D"/>
        <table:table-header-rows>
          <table:table-row table:style-name="Tabella9.1">
            <table:table-cell table:style-name="Tabella9.A1" office:value-type="string">
              <text:p text:style-name="P11"><text:span text:style-name="T5">id</text:span></text:p>
            </table:table-cell>
            <table:table-cell table:style-name="Tabella9.A1" office:value-type="string">
              <text:p text:style-name="P11"><text:span text:style-name="T5">cliente</text:span></text:p>
            </table:table-cell>
            <table:table-cell table:style-name="Tabella9.A1" office:value-type="string">
              <text:p text:style-name="P11"><text:span text:style-name="T5">prodotto</text:span></text:p>
            </table:table-cell>
            <table:table-cell table:style-name="Tabella9.A1" office:value-type="string">
              <text:p text:style-name="P11"><text:span text:style-name="T5">quantità</text:span></text:p>
            </table:table-cell>
          </table:table-row>
        </table:table-header-rows>
      </table:table>
      <text:p text:style-name="P3"><text:span text:style-name="T5">La seguente query restituirà il primo valore della colonna quantità per ogni cliente, </text:span><text:soft-page-break/><text:span text:style-name="T5">ordinando la colonna quantità per la colonna cliente:</text:span></text:p>
      <text:p text:style-name="P6"><text:span text:style-name="T13">SELECT</text:span><text:span text:style-name="T7"><text:line-break/> <text:s/>cliente,<text:line-break/> <text:s/></text:span><text:span text:style-name="T12">FIRST_VALUE</text:span><text:span text:style-name="T7">(quantità) </text:span><text:span text:style-name="T13">OVER</text:span><text:span text:style-name="T7"> (</text:span><text:span text:style-name="T13">PARTITION</text:span><text:span text:style-name="T7"> </text:span><text:span text:style-name="T13">BY</text:span><text:span text:style-name="T7"> cliente </text:span><text:span text:style-name="T13">ORDER</text:span><text:span text:style-name="T7"> </text:span><text:span text:style-name="T13">BY</text:span><text:span text:style-name="T7"> quantità) </text:span><text:span text:style-name="T13">AS</text:span><text:span text:style-name="T7"> prima_quantità<text:line-break/></text:span><text:span text:style-name="T13">FROM</text:span><text:span text:style-name="T7"> ordini;<text:line-break/></text:span></text:p>
      <text:p text:style-name="P3"><text:span text:style-name="T5">La prima riga della tabella restituirà il primo valore della colonna quantità per il cliente "Mario", che è 1. La seconda riga restituirà il primo valore della colonna quantità per il cliente "Anna", che è 2.</text:span></text:p>
      <text:p text:style-name="P5"/>
      <text:h text:style-name="P19" text:outline-level="3"><text:bookmark text:name="_7oiv9nshjzmn"/><text:span text:style-name="T3">LAG</text:span></text:h>
      <text:p text:style-name="P3"><text:span text:style-name="T17">La funzione di finestra </text:span><text:span text:style-name="Source_20_Text"><text:span text:style-name="T5">LAG</text:span></text:span><text:span text:style-name="T19"> </text:span><text:span text:style-name="T17">in SQL è una window function che ti consente di accedere a un valore di una colonna dalla riga precedente all'interno di un particolare partizionamento e ordinamento</text:span><text:span text:style-name="T5"> </text:span></text:p>
      <text:p text:style-name="P3"><text:span text:style-name="T6">Pseudocodice</text:span></text:p>
      <text:p text:style-name="P6"><text:span text:style-name="Source_20_Text"><text:span text:style-name="T21">LAG</text:span></text:span><text:span text:style-name="Source_20_Text"><text:span text:style-name="T22">(</text:span></text:span><text:span text:style-name="Source_20_Text"><text:span text:style-name="T23">column</text:span></text:span><text:span text:style-name="Source_20_Text"><text:span text:style-name="T22">,</text:span></text:span><text:span text:style-name="Source_20_Text"><text:span text:style-name="T4"> offset</text:span></text:span><text:span text:style-name="Source_20_Text"><text:span text:style-name="T22">,</text:span></text:span><text:span text:style-name="Source_20_Text"><text:span text:style-name="T4"> default_value</text:span></text:span><text:span text:style-name="Source_20_Text"><text:span text:style-name="T22">)</text:span></text:span><text:span text:style-name="Source_20_Text"><text:span text:style-name="T4"> </text:span></text:span><text:span text:style-name="Source_20_Text"><text:span text:style-name="T23">OVER </text:span></text:span><text:span text:style-name="Source_20_Text"><text:span text:style-name="T22">(</text:span></text:span><text:span text:style-name="Source_20_Text"><text:span text:style-name="T23">PARTITION</text:span></text:span><text:span text:style-name="Source_20_Text"><text:span text:style-name="T4"> </text:span></text:span><text:span text:style-name="Source_20_Text"><text:span text:style-name="T23">BY</text:span></text:span><text:span text:style-name="Source_20_Text"><text:span text:style-name="T4"> partition_column </text:span></text:span><text:span text:style-name="Source_20_Text"><text:span text:style-name="T23">ORDER</text:span></text:span><text:span text:style-name="Source_20_Text"><text:span text:style-name="T4"> </text:span></text:span><text:span text:style-name="Source_20_Text"><text:span text:style-name="T23">BY</text:span></text:span><text:span text:style-name="Source_20_Text"><text:span text:style-name="T4"> order_column</text:span></text:span><text:span text:style-name="Source_20_Text"><text:span text:style-name="T22">)</text:span></text:span></text:p>
      <text:p text:style-name="P6"><text:span text:style-name="Source_20_Text"><text:span text:style-name="T16"/></text:span></text:p>
      <text:p text:style-name="P6"><text:span text:style-name="T18">restituisce il valore della colonna specificata dalla riga precedente all'interno del partizionamento specificato e nell'ordine specificato. L'</text:span><text:span text:style-name="Source_20_Text"><text:span text:style-name="T5">offset</text:span></text:span><text:span text:style-name="T20"> </text:span><text:span text:style-name="T18">indica di quante righe tornare indietro (di default è 1), e </text:span><text:span text:style-name="Source_20_Text"><text:span text:style-name="T5">default_value</text:span></text:span><text:span text:style-name="T20"> </text:span><text:span text:style-name="T18">è il valore restituito se non c'è alcuna riga precedente.</text:span><text:span text:style-name="T7"> <text:line-break/></text:span></text:p>
      <text:p text:style-name="P3"><text:span text:style-name="T6">Esempio</text:span></text:p>
      <text:p text:style-name="P3"><text:span text:style-name="T5">Supponiamo di avere una tabella ordini con le seguenti colonne:</text:span></text:p>
      <table:table table:name="Tabella10" table:style-name="Tabella10">
        <table:table-column table:style-name="Tabella10.A" table:number-columns-repeated="3"/>
        <table:table-column table:style-name="Tabella10.D"/>
        <table:table-header-rows>
          <table:table-row table:style-name="Tabella10.1">
            <table:table-cell table:style-name="Tabella10.A1" office:value-type="string">
              <text:p text:style-name="P11"><text:span text:style-name="T5">id</text:span></text:p>
            </table:table-cell>
            <table:table-cell table:style-name="Tabella10.A1" office:value-type="string">
              <text:p text:style-name="P11"><text:span text:style-name="T5">cliente</text:span></text:p>
            </table:table-cell>
            <table:table-cell table:style-name="Tabella10.A1" office:value-type="string">
              <text:p text:style-name="P11"><text:span text:style-name="T5">prodotto</text:span></text:p>
            </table:table-cell>
            <table:table-cell table:style-name="Tabella10.A1" office:value-type="string">
              <text:p text:style-name="P11"><text:span text:style-name="T5">quantità</text:span></text:p>
            </table:table-cell>
          </table:table-row>
        </table:table-header-rows>
      </table:table>
      <text:p text:style-name="P3"><text:span text:style-name="T5">La seguente query restituirà il valore precedente della colonna quantità per ogni cliente, ordinando la colonna quantità per la colonna cliente:</text:span></text:p>
      <text:p text:style-name="P6"><text:span text:style-name="T13">SELECT</text:span><text:span text:style-name="T7"><text:line-break/> <text:s/>cliente,<text:line-break/> <text:s/>quantità,<text:line-break/> <text:s/></text:span><text:span text:style-name="T12">LAG</text:span><text:span text:style-name="T7">(quantità) </text:span><text:span text:style-name="T13">OVER</text:span><text:span text:style-name="T7"> (</text:span><text:span text:style-name="T13">PARTITION</text:span><text:span text:style-name="T7"> </text:span><text:span text:style-name="T13">BY</text:span><text:span text:style-name="T7"> cliente </text:span><text:span text:style-name="T13">ORDER</text:span><text:span text:style-name="T7"> </text:span><text:span text:style-name="T13">BY</text:span><text:span text:style-name="T7"> quantità) </text:span><text:span text:style-name="T13">AS</text:span><text:span text:style-name="T7"> quantità_precedente<text:line-break/></text:span><text:span text:style-name="T13">FROM</text:span><text:span text:style-name="T7"> ordini;<text:line-break/></text:span></text:p>
      <text:p text:style-name="P3"><text:span text:style-name="T5">La prima riga della tabella restituirà il valore precedente della colonna quantità per il cliente "Mario", che è NULL, in quanto è la prima riga della tabella. La seconda riga </text:span><text:soft-page-break/><text:span text:style-name="T5">restituirà il valore precedente della colonna quantità per il cliente "Anna", che è 1.</text:span></text:p>
      <text:p text:style-name="P5"/>
      <text:h text:style-name="P18" text:outline-level="3"><text:bookmark text:name="_ie19ec3n7epl"/>LAST_VALUE</text:h>
      <text:p text:style-name="P3"><text:span text:style-name="T5">La funzione </text:span><text:span text:style-name="T6">LAST_VALUE</text:span><text:span text:style-name="T5"> viene utilizzata per restituire l'ultimo valore di una colonna, ordinando la colonna per un'altra colonna.</text:span></text:p>
      <text:p text:style-name="P3"><text:span text:style-name="T6">Pseudocodice</text:span></text:p>
      <text:p text:style-name="P6"><text:span text:style-name="T12">LAST_VALUE</text:span><text:span text:style-name="T7">(colonna) </text:span><text:span text:style-name="T13">OVER</text:span><text:span text:style-name="T7"> (</text:span><text:span text:style-name="T13">PARTITION</text:span><text:span text:style-name="T7"> </text:span><text:span text:style-name="T13">BY</text:span><text:span text:style-name="T7"> colonna_ordinata </text:span><text:span text:style-name="T13">ORDER</text:span><text:span text:style-name="T7"> </text:span><text:span text:style-name="T13">BY</text:span><text:span text:style-name="T7"> colonna_ordina)<text:line-break/></text:span></text:p>
      <text:p text:style-name="P3"><text:span text:style-name="T6">Esempio</text:span></text:p>
      <text:p text:style-name="P3"><text:span text:style-name="T5">Supponiamo di avere una tabella ordini con le seguenti colonne:</text:span></text:p>
      <table:table table:name="Tabella11" table:style-name="Tabella11">
        <table:table-column table:style-name="Tabella11.A" table:number-columns-repeated="3"/>
        <table:table-column table:style-name="Tabella11.D"/>
        <table:table-header-rows>
          <table:table-row table:style-name="Tabella11.1">
            <table:table-cell table:style-name="Tabella11.A1" office:value-type="string">
              <text:p text:style-name="P11"><text:span text:style-name="T5">id</text:span></text:p>
            </table:table-cell>
            <table:table-cell table:style-name="Tabella11.A1" office:value-type="string">
              <text:p text:style-name="P11"><text:span text:style-name="T5">cliente</text:span></text:p>
            </table:table-cell>
            <table:table-cell table:style-name="Tabella11.A1" office:value-type="string">
              <text:p text:style-name="P11"><text:span text:style-name="T5">prodotto</text:span></text:p>
            </table:table-cell>
            <table:table-cell table:style-name="Tabella11.A1" office:value-type="string">
              <text:p text:style-name="P11"><text:span text:style-name="T5">quantità</text:span></text:p>
            </table:table-cell>
          </table:table-row>
        </table:table-header-rows>
      </table:table>
      <text:p text:style-name="P3"><text:span text:style-name="T5">La seguente query restituirà l'ultimo valore della colonna quantità per ogni cliente, ordinando la colonna quantità per la colonna cliente:</text:span></text:p>
      <text:p text:style-name="P6"><text:span text:style-name="T13">SELECT</text:span><text:span text:style-name="T7"><text:line-break/> <text:s/>cliente,<text:line-break/> <text:s/>quantità,<text:line-break/> <text:s/></text:span><text:span text:style-name="T12">LAST_VALUE</text:span><text:span text:style-name="T7">(quantità) </text:span><text:span text:style-name="T13">OVER</text:span><text:span text:style-name="T7"> (</text:span><text:span text:style-name="T13">PARTITION</text:span><text:span text:style-name="T7"> </text:span><text:span text:style-name="T13">BY</text:span><text:span text:style-name="T7"> cliente </text:span><text:span text:style-name="T13">ORDER</text:span><text:span text:style-name="T7"> </text:span><text:span text:style-name="T13">BY</text:span><text:span text:style-name="T7"> quantità) </text:span><text:span text:style-name="T13">AS</text:span><text:span text:style-name="T7"> quantità_ultima<text:line-break/></text:span><text:span text:style-name="T13">FROM</text:span><text:span text:style-name="T7"> ordini;<text:line-break/></text:span></text:p>
      <text:p text:style-name="P3"><text:span text:style-name="T5">La prima riga della tabella restituirà l'ultimo valore della colonna quantità per il cliente "Mario", che è 3. La seconda riga restituirà l'ultimo valore della colonna quantità per il cliente "Anna", che è 2.</text:span></text:p>
      <text:p text:style-name="P5"/>
      <text:h text:style-name="P18" text:outline-level="3"><text:bookmark text:name="_syxk9kkdx92k"/>LEAD</text:h>
      <text:p text:style-name="P3"><text:span text:style-name="T5">La funzione </text:span><text:span text:style-name="T6">LEAD</text:span><text:span text:style-name="T5"> viene utilizzata per restituire il valore successivo di una colonna, ordinando la colonna per un'altra colonna.</text:span></text:p>
      <text:p text:style-name="P3"><text:span text:style-name="T6">Pseudocodice</text:span></text:p>
      <text:p text:style-name="P12"/>
      <text:p text:style-name="P6"><text:span text:style-name="T12">LEAD</text:span><text:span text:style-name="T7">(colonna) </text:span><text:span text:style-name="T13">OVER</text:span><text:span text:style-name="T7"> (</text:span><text:span text:style-name="T13">PARTITION</text:span><text:span text:style-name="T7"> </text:span><text:span text:style-name="T13">BY</text:span><text:span text:style-name="T7"> colonna_ordinata </text:span><text:span text:style-name="T13">ORDER</text:span><text:span text:style-name="T7"> </text:span><text:span text:style-name="T13">BY</text:span><text:span text:style-name="T7"> colonna_ordina)<text:line-break/></text:span></text:p>
      <text:p text:style-name="P3"><text:span text:style-name="T6">Esempio</text:span></text:p>
      <text:p text:style-name="P3"><text:soft-page-break/><text:span text:style-name="T5">Supponiamo di avere una tabella ordini con le seguenti colonne:</text:span></text:p>
      <table:table table:name="Tabella12" table:style-name="Tabella12">
        <table:table-column table:style-name="Tabella12.A" table:number-columns-repeated="3"/>
        <table:table-column table:style-name="Tabella12.D"/>
        <table:table-header-rows>
          <table:table-row table:style-name="Tabella12.1">
            <table:table-cell table:style-name="Tabella12.A1" office:value-type="string">
              <text:p text:style-name="P11"><text:span text:style-name="T5">id</text:span></text:p>
            </table:table-cell>
            <table:table-cell table:style-name="Tabella12.A1" office:value-type="string">
              <text:p text:style-name="P11"><text:span text:style-name="T5">cliente</text:span></text:p>
            </table:table-cell>
            <table:table-cell table:style-name="Tabella12.A1" office:value-type="string">
              <text:p text:style-name="P11"><text:span text:style-name="T5">prodotto</text:span></text:p>
            </table:table-cell>
            <table:table-cell table:style-name="Tabella12.A1" office:value-type="string">
              <text:p text:style-name="P11"><text:span text:style-name="T5">quantità</text:span></text:p>
            </table:table-cell>
          </table:table-row>
        </table:table-header-rows>
      </table:table>
      <text:p text:style-name="P3"><text:span text:style-name="T5">La seguente query restituirà il valore successivo della colonna quantità per ogni cliente, ordinando la colonna quantità per la colonna cliente:</text:span></text:p>
      <text:p text:style-name="P6"><text:span text:style-name="T13">SELECT</text:span><text:span text:style-name="T7"><text:line-break/> <text:s/>cliente,<text:line-break/> <text:s/>quantità,<text:line-break/> <text:s/></text:span><text:span text:style-name="T12">LEAD</text:span><text:span text:style-name="T7">(quantità) </text:span><text:span text:style-name="T13">OVER</text:span><text:span text:style-name="T7"> (</text:span><text:span text:style-name="T13">PARTITION</text:span><text:span text:style-name="T7"> </text:span><text:span text:style-name="T13">BY</text:span><text:span text:style-name="T7"> cliente </text:span><text:span text:style-name="T13">ORDER</text:span><text:span text:style-name="T7"> </text:span><text:span text:style-name="T13">BY</text:span><text:span text:style-name="T7"> quantità) </text:span><text:span text:style-name="T13">AS</text:span><text:span text:style-name="T7"> quantità_successiva<text:line-break/></text:span><text:span text:style-name="T13">FROM</text:span><text:span text:style-name="T7"> ordini;<text:line-break/></text:span></text:p>
      <text:p text:style-name="P3"><text:span text:style-name="T5">La prima riga della tabella restituirà il valore successivo della colonna quantità per il cliente "Mario", che è NULL, in quanto è l'ultima riga della tabella. La seconda riga restituirà il valore successivo della colonna quantità per il cliente "Anna", che è 3.</text:span></text:p>
      <text:p text:style-name="P5"/>
      <text:h text:style-name="P18" text:outline-level="3"><text:bookmark text:name="_sj1nzwet0qpi"/>NTILE</text:h>
      <text:p text:style-name="P3"><text:span text:style-name="T5">La funzione </text:span><text:span text:style-name="T6">NTILE</text:span><text:span text:style-name="T5"> viene utilizzata per dividere i dati di una colonna in un numero specificato di gruppi.</text:span></text:p>
      <text:p text:style-name="P3"><text:span text:style-name="T6">Pseudocodice</text:span></text:p>
      <text:p text:style-name="P6"><text:span text:style-name="T12">NTILE</text:span><text:span text:style-name="T7">(numero_gruppi) </text:span><text:span text:style-name="T13">OVER</text:span><text:span text:style-name="T7"> (</text:span><text:span text:style-name="T13">PARTITION</text:span><text:span text:style-name="T7"> </text:span><text:span text:style-name="T13">BY</text:span><text:span text:style-name="T7"> colonna_ordinata </text:span><text:span text:style-name="T13">ORDER</text:span><text:span text:style-name="T7"> </text:span><text:span text:style-name="T13">BY</text:span><text:span text:style-name="T7"> colonna_ordina)<text:line-break/></text:span></text:p>
      <text:p text:style-name="P3"><text:span text:style-name="T6">Esempio</text:span></text:p>
      <text:p text:style-name="P3"><text:span text:style-name="T5">Supponiamo di avere una tabella ordini con le seguenti colonne:</text:span></text:p>
      <table:table table:name="Tabella13" table:style-name="Tabella13">
        <table:table-column table:style-name="Tabella13.A" table:number-columns-repeated="3"/>
        <table:table-column table:style-name="Tabella13.D"/>
        <table:table-header-rows>
          <table:table-row table:style-name="Tabella13.1">
            <table:table-cell table:style-name="Tabella13.A1" office:value-type="string">
              <text:p text:style-name="P11"><text:span text:style-name="T5">id</text:span></text:p>
            </table:table-cell>
            <table:table-cell table:style-name="Tabella13.A1" office:value-type="string">
              <text:p text:style-name="P11"><text:span text:style-name="T5">cliente</text:span></text:p>
            </table:table-cell>
            <table:table-cell table:style-name="Tabella13.A1" office:value-type="string">
              <text:p text:style-name="P11"><text:span text:style-name="T5">prodotto</text:span></text:p>
            </table:table-cell>
            <table:table-cell table:style-name="Tabella13.A1" office:value-type="string">
              <text:p text:style-name="P11"><text:span text:style-name="T5">quantità</text:span></text:p>
            </table:table-cell>
          </table:table-row>
        </table:table-header-rows>
      </table:table>
      <text:p text:style-name="P3"><text:span text:style-name="T5">La seguente query restituirà i gruppi in cui sono stati suddivisi i dati della colonna quantità, in base a un numero di gruppi pari a 4:</text:span></text:p>
      <text:p text:style-name="P6"><text:span text:style-name="T13">SELECT</text:span><text:span text:style-name="T7"><text:line-break/> <text:s/>cliente,<text:line-break/> <text:s/>quantità,<text:line-break/> <text:s/></text:span><text:span text:style-name="T12">NTILE</text:span><text:span text:style-name="T7">(</text:span><text:span text:style-name="T15">4</text:span><text:span text:style-name="T7">) </text:span><text:span text:style-name="T13">OVER</text:span><text:span text:style-name="T7"> (</text:span><text:span text:style-name="T13">PARTITION</text:span><text:span text:style-name="T7"> </text:span><text:span text:style-name="T13">BY</text:span><text:span text:style-name="T7"> cliente </text:span><text:span text:style-name="T13">ORDER</text:span><text:span text:style-name="T7"> </text:span><text:span text:style-name="T13">BY</text:span><text:span text:style-name="T7"> quantità) </text:span><text:span text:style-name="T13">AS</text:span><text:span text:style-name="T7"> gruppo<text:line-break/></text:span><text:span text:style-name="T13">FROM</text:span><text:span text:style-name="T7"> ordini;<text:line-break/></text:span></text:p>
      <text:p text:style-name="P3"><text:span text:style-name="T5">La prima riga della tabella restituirà il gruppo in cui è stata inserita la prima riga, che è il gruppo 1. La seconda riga restituirà il gruppo in cui è stata inserita la seconda riga, che è </text:span><text:soft-page-break/><text:span text:style-name="T5">il gruppo 2.</text:span></text:p>
      <text:p text:style-name="P5"/>
      <text:h text:style-name="P18" text:outline-level="3"><text:bookmark text:name="_fmvha9m6syna"/>PERCENT_RANK</text:h>
      <text:p text:style-name="P3"><text:span text:style-name="T5">La funzione </text:span><text:span text:style-name="T6">PERCENT_RANK</text:span><text:span text:style-name="T5"> viene utilizzata per restituire la posizione percentuale di un valore in una colonna, rispetto a tutti gli altri valori della colonna.</text:span></text:p>
      <text:p text:style-name="P3"><text:span text:style-name="T6">Pseudocodice</text:span></text:p>
      <text:p text:style-name="P6"><text:span text:style-name="T12">PERCENT_RANK</text:span><text:span text:style-name="T7">() </text:span><text:span text:style-name="T13">OVER</text:span><text:span text:style-name="T7"> (</text:span><text:span text:style-name="T13">PARTITION</text:span><text:span text:style-name="T7"> </text:span><text:span text:style-name="T13">BY</text:span><text:span text:style-name="T7"> colonna_ordinata </text:span><text:span text:style-name="T13">ORDER</text:span><text:span text:style-name="T7"> </text:span><text:span text:style-name="T13">BY</text:span><text:span text:style-name="T7"> colonna_ordina)<text:line-break/></text:span></text:p>
      <text:p text:style-name="P3"><text:span text:style-name="T6">Esempio</text:span></text:p>
      <text:p text:style-name="P3"><text:span text:style-name="T5">Supponiamo di avere una tabella ordini con le seguenti colonne:</text:span></text:p>
      <text:p text:style-name="P8"/>
      <table:table table:name="Tabella14" table:style-name="Tabella14">
        <table:table-column table:style-name="Tabella14.A" table:number-columns-repeated="3"/>
        <table:table-column table:style-name="Tabella14.D"/>
        <table:table-header-rows>
          <table:table-row table:style-name="Tabella14.1">
            <table:table-cell table:style-name="Tabella14.A1" office:value-type="string">
              <text:p text:style-name="P11"><text:span text:style-name="T5">id</text:span></text:p>
            </table:table-cell>
            <table:table-cell table:style-name="Tabella14.A1" office:value-type="string">
              <text:p text:style-name="P11"><text:span text:style-name="T5">cliente</text:span></text:p>
            </table:table-cell>
            <table:table-cell table:style-name="Tabella14.A1" office:value-type="string">
              <text:p text:style-name="P11"><text:span text:style-name="T5">prodotto</text:span></text:p>
            </table:table-cell>
            <table:table-cell table:style-name="Tabella14.A1" office:value-type="string">
              <text:p text:style-name="P11"><text:span text:style-name="T5">quantità</text:span></text:p>
            </table:table-cell>
          </table:table-row>
        </table:table-header-rows>
      </table:table>
      <text:p text:style-name="P3"><text:span text:style-name="T5">La seguente query restituirà la posizione percentuale della colonna quantità per ogni cliente, rispetto a tutti gli altri valori della colonna quantità:</text:span></text:p>
      <text:p text:style-name="P6"><text:span text:style-name="T13">SELECT</text:span><text:span text:style-name="T7"><text:line-break/> <text:s/>cliente,<text:line-break/> <text:s/>quantità,<text:line-break/> <text:s/></text:span><text:span text:style-name="T12">PERCENT_RANK</text:span><text:span text:style-name="T7">() </text:span><text:span text:style-name="T13">OVER</text:span><text:span text:style-name="T7"> (</text:span><text:span text:style-name="T13">PARTITION</text:span><text:span text:style-name="T7"> </text:span><text:span text:style-name="T13">BY</text:span><text:span text:style-name="T7"> cliente </text:span><text:span text:style-name="T13">ORDER</text:span><text:span text:style-name="T7"> </text:span><text:span text:style-name="T13">BY</text:span><text:span text:style-name="T7"> quantità) </text:span><text:span text:style-name="T13">AS</text:span><text:span text:style-name="T7"> posizione_percentuale<text:line-break/></text:span><text:span text:style-name="T13">FROM</text:span><text:span text:style-name="T7"> ordini;<text:line-break/></text:span></text:p>
      <text:p text:style-name="P3"><text:span text:style-name="T5">La prima riga della tabella restituirà la posizione percentuale della colonna quantità per il cliente "Mario", che è del 50%. La seconda riga restituirà la posizione percentuale della colonna quantità per il cliente "Anna", che è del 25%.</text:span></text:p>
      <text:p text:style-name="Standard"/>
      <text:h text:style-name="P18" text:outline-level="3"><text:bookmark text:name="_yo69q5gfhk0c"/>ROW_NUMBER</text:h>
      <text:p text:style-name="P3"><text:span text:style-name="T5">La funzione </text:span><text:span text:style-name="T6">ROW_NUMBER</text:span><text:span text:style-name="T5"> viene utilizzata per assegnare un numero progressivo a ciascuna riga di un risultato di query, a partire da 1.</text:span></text:p>
      <text:p text:style-name="P3"><text:span text:style-name="T6">Pseudocodice</text:span></text:p>
      <text:p text:style-name="P6"><text:span text:style-name="T12">ROW_NUMBER</text:span><text:span text:style-name="T7">() </text:span><text:span text:style-name="T13">OVER</text:span><text:span text:style-name="T7"> (</text:span><text:span text:style-name="T13">PARTITION</text:span><text:span text:style-name="T7"> </text:span><text:span text:style-name="T13">BY</text:span><text:span text:style-name="T7"> colonna_ordinata </text:span><text:span text:style-name="T13">ORDER</text:span><text:span text:style-name="T7"> </text:span><text:span text:style-name="T13">BY</text:span><text:span text:style-name="T7"> colonna_ordina)<text:line-break/></text:span></text:p>
      <text:p text:style-name="P3"><text:span text:style-name="T6">Esempio</text:span></text:p>
      <text:p text:style-name="P3"><text:soft-page-break/><text:span text:style-name="T5">Supponiamo di avere una tabella ordini con le seguenti colonne:</text:span></text:p>
      <table:table table:name="Tabella15" table:style-name="Tabella15">
        <table:table-column table:style-name="Tabella15.A" table:number-columns-repeated="3"/>
        <table:table-column table:style-name="Tabella15.D"/>
        <table:table-header-rows>
          <table:table-row table:style-name="Tabella15.1">
            <table:table-cell table:style-name="Tabella15.A1" office:value-type="string">
              <text:p text:style-name="P11"><text:span text:style-name="T5">id</text:span></text:p>
            </table:table-cell>
            <table:table-cell table:style-name="Tabella15.A1" office:value-type="string">
              <text:p text:style-name="P11"><text:span text:style-name="T5">cliente</text:span></text:p>
            </table:table-cell>
            <table:table-cell table:style-name="Tabella15.A1" office:value-type="string">
              <text:p text:style-name="P11"><text:span text:style-name="T5">prodotto</text:span></text:p>
            </table:table-cell>
            <table:table-cell table:style-name="Tabella15.A1" office:value-type="string">
              <text:p text:style-name="P11"><text:span text:style-name="T5">quantità</text:span></text:p>
            </table:table-cell>
          </table:table-row>
        </table:table-header-rows>
      </table:table>
      <text:p text:style-name="P3"><text:span text:style-name="T5">La seguente query restituirà un numero progressivo per ciascuna riga della tabella, ordinando la colonna id per valore crescente:</text:span></text:p>
      <text:p text:style-name="P6"><text:span text:style-name="T13">SELECT</text:span><text:span text:style-name="T7"><text:line-break/> <text:s/>id,<text:line-break/> <text:s/>cliente,<text:line-break/> <text:s/>prodotto,<text:line-break/> <text:s/>quantità,<text:line-break/> <text:s/></text:span><text:span text:style-name="T12">ROW_NUMBER</text:span><text:span text:style-name="T7">() </text:span><text:span text:style-name="T13">OVER</text:span><text:span text:style-name="T7"> (</text:span><text:span text:style-name="T13">ORDER</text:span><text:span text:style-name="T7"> </text:span><text:span text:style-name="T13">BY</text:span><text:span text:style-name="T7"> id) </text:span><text:span text:style-name="T13">AS</text:span><text:span text:style-name="T7"> numero_riga<text:line-break/></text:span><text:span text:style-name="T13">FROM</text:span><text:span text:style-name="T7"> ordini;<text:line-break/></text:span></text:p>
      <text:p text:style-name="P3"><text:span text:style-name="T5">La prima riga della tabella restituirà il numero 1, in quanto è la prima riga della tabella. La seconda riga restituirà il numero 2, in quanto è la seconda riga della tabella e così via.</text:span></text:p>
      <text:p text:style-name="P3"><text:span text:style-name="T5">La funzione </text:span><text:span text:style-name="T6">ROW_NUMBER</text:span><text:span text:style-name="T5"> può essere utilizzata in combinazione con altre funzioni, come </text:span><text:span text:style-name="T6">PARTITION BY</text:span><text:span text:style-name="T5"> e </text:span><text:span text:style-name="T6">ORDER BY</text:span><text:span text:style-name="T5">, per ottenere risultati più specifici. Ad esempio, la seguente query restituirà un numero progressivo per ciascuna riga della tabella, ordinando la colonna quantità per valore crescente e limitando i risultati ai clienti di Roma:</text:span></text:p>
      <text:p text:style-name="P6"><text:span text:style-name="T13">SELECT</text:span><text:span text:style-name="T7"><text:line-break/> <text:s/>cliente,<text:line-break/> <text:s/>quantità,<text:line-break/> <text:s/></text:span><text:span text:style-name="T12">ROW_NUMBER</text:span><text:span text:style-name="T7">() </text:span><text:span text:style-name="T13">OVER</text:span><text:span text:style-name="T7"> (</text:span><text:span text:style-name="T13">PARTITION</text:span><text:span text:style-name="T7"> </text:span><text:span text:style-name="T13">BY</text:span><text:span text:style-name="T7"> cliente </text:span><text:span text:style-name="T13">ORDER</text:span><text:span text:style-name="T7"> </text:span><text:span text:style-name="T13">BY</text:span><text:span text:style-name="T7"> quantità) </text:span><text:span text:style-name="T13">AS</text:span><text:span text:style-name="T7"> numero_riga<text:line-break/></text:span><text:span text:style-name="T13">FROM</text:span><text:span text:style-name="T7"> ordini<text:line-break/></text:span><text:span text:style-name="T13">WHERE</text:span><text:span text:style-name="T7"> cliente = </text:span><text:span text:style-name="T14">'Roma'</text:span><text:span text:style-name="T7">;<text:line-break/></text:span></text:p>
      <text:p text:style-name="P3"><text:span text:style-name="T5">In questo caso, la prima riga della tabella restituirà il numero 1, in quanto è la prima riga della tabella per il cliente "Roma". La seconda riga restituirà il numero 2, in quanto è la seconda riga della tabella per il cliente "Roma" e così via.</text:span></text:p>
      <text:p text:style-name="P5"/>
      <text:h text:style-name="P17" text:outline-level="2"><text:bookmark text:name="_qsj7hb5eck5i"/>FUNZIONI TEMPORALI</text:h>
      <text:h text:style-name="P18" text:outline-level="3"><text:bookmark text:name="_6tpqy0xyb4c5"/>GETDATE</text:h>
      <text:p text:style-name="P3"><text:span text:style-name="T5">La funzione </text:span><text:span text:style-name="T6">GETDATE</text:span><text:span text:style-name="T5"> viene utilizzata per restituire la data e l'ora correnti.</text:span></text:p>
      <text:p text:style-name="P3"><text:span text:style-name="T6">Pseudocodice</text:span></text:p>
      <text:p text:style-name="P6"><text:span text:style-name="T7">GETDATE()<text:line-break/></text:span></text:p>
      <text:p text:style-name="P3"><text:span text:style-name="T6">Esempio</text:span></text:p>
      <text:p text:style-name="P3"><text:soft-page-break/><text:span text:style-name="T5">Supponiamo di avere una tabella ordini con le seguenti colonne:</text:span></text:p>
      <table:table table:name="Tabella16" table:style-name="Tabella16">
        <table:table-column table:style-name="Tabella16.A" table:number-columns-repeated="5"/>
        <table:table-header-rows>
          <table:table-row table:style-name="Tabella16.1">
            <table:table-cell table:style-name="Tabella16.A1" office:value-type="string">
              <text:p text:style-name="P11"><text:span text:style-name="T5">id</text:span></text:p>
            </table:table-cell>
            <table:table-cell table:style-name="Tabella16.A1" office:value-type="string">
              <text:p text:style-name="P11"><text:span text:style-name="T5">cliente</text:span></text:p>
            </table:table-cell>
            <table:table-cell table:style-name="Tabella16.A1" office:value-type="string">
              <text:p text:style-name="P11"><text:span text:style-name="T5">prodotto</text:span></text:p>
            </table:table-cell>
            <table:table-cell table:style-name="Tabella16.A1" office:value-type="string">
              <text:p text:style-name="P11"><text:span text:style-name="T5">quantità</text:span></text:p>
            </table:table-cell>
            <table:table-cell table:style-name="Tabella16.A1" office:value-type="string">
              <text:p text:style-name="P11"><text:span text:style-name="T5">data_ordine</text:span></text:p>
            </table:table-cell>
          </table:table-row>
        </table:table-header-rows>
      </table:table>
      <text:p text:style-name="P3"><text:span text:style-name="T5">La seguente query restituirà la data e l'ora correnti:</text:span></text:p>
      <text:p text:style-name="P6"><text:span text:style-name="T13">SELECT</text:span><text:span text:style-name="T7"> GETDATE() </text:span><text:span text:style-name="T13">AS</text:span><text:span text:style-name="T7"> data_corrente;</text:span></text:p>
      <text:p text:style-name="P6"><text:span text:style-name="T7"><text:line-break/></text:span></text:p>
      <text:h text:style-name="P18" text:outline-level="3"><text:bookmark text:name="_ayp5p8boj3cw"/>DATENAME</text:h>
      <text:p text:style-name="P3"><text:span text:style-name="T5">La funzione </text:span><text:span text:style-name="T6">DATENAME</text:span><text:span text:style-name="T5"> viene utilizzata per restituire il nome di una parte di una data.</text:span></text:p>
      <text:p text:style-name="P3"><text:span text:style-name="T6">Pseudocodice</text:span></text:p>
      <text:p text:style-name="P6"><text:span text:style-name="T7">DATENAME(part_of_date, data)<text:line-break/></text:span></text:p>
      <text:p text:style-name="P3"><text:span text:style-name="T6">Esempio</text:span></text:p>
      <text:p text:style-name="P3"><text:span text:style-name="T5">Supponiamo di avere una tabella ordini con le seguenti colonne:</text:span></text:p>
      <table:table table:name="Tabella17" table:style-name="Tabella17">
        <table:table-column table:style-name="Tabella17.A" table:number-columns-repeated="5"/>
        <table:table-header-rows>
          <table:table-row table:style-name="Tabella17.1">
            <table:table-cell table:style-name="Tabella17.A1" office:value-type="string">
              <text:p text:style-name="P11"><text:span text:style-name="T5">id</text:span></text:p>
            </table:table-cell>
            <table:table-cell table:style-name="Tabella17.A1" office:value-type="string">
              <text:p text:style-name="P11"><text:span text:style-name="T5">cliente</text:span></text:p>
            </table:table-cell>
            <table:table-cell table:style-name="Tabella17.A1" office:value-type="string">
              <text:p text:style-name="P11"><text:span text:style-name="T5">prodotto</text:span></text:p>
            </table:table-cell>
            <table:table-cell table:style-name="Tabella17.A1" office:value-type="string">
              <text:p text:style-name="P11"><text:span text:style-name="T5">quantità</text:span></text:p>
            </table:table-cell>
            <table:table-cell table:style-name="Tabella17.A1" office:value-type="string">
              <text:p text:style-name="P11"><text:span text:style-name="T5">data_ordine</text:span></text:p>
            </table:table-cell>
          </table:table-row>
        </table:table-header-rows>
      </table:table>
      <text:p text:style-name="P3"><text:span text:style-name="T5">La seguente query restituirà il nome del mese della data dell'ordine:</text:span></text:p>
      <text:p text:style-name="P6"><text:span text:style-name="T13">SELECT</text:span><text:span text:style-name="T7"> DATENAME(</text:span><text:span text:style-name="T13">month</text:span><text:span text:style-name="T7">, data_ordine) </text:span><text:span text:style-name="T13">AS</text:span><text:span text:style-name="T7"> nome_mese;</text:span></text:p>
      <text:p text:style-name="P7"/>
      <text:p text:style-name="P7"/>
      <text:h text:style-name="P18" text:outline-level="3"><text:bookmark text:name="_tlvjkqwx1ops"/>DATEPART</text:h>
      <text:p text:style-name="P3"><text:span text:style-name="T5">La funzione </text:span><text:span text:style-name="T6">DATEPART</text:span><text:span text:style-name="T5"> viene utilizzata per restituire il valore di una parte di una data.</text:span></text:p>
      <text:p text:style-name="P3"><text:span text:style-name="T6">Pseudocodice</text:span></text:p>
      <text:p text:style-name="P6"><text:span text:style-name="T7">DATEPART(part_of_date, data)<text:line-break/></text:span></text:p>
      <text:p text:style-name="P3"><text:span text:style-name="T6">Esempio</text:span></text:p>
      <text:p text:style-name="P3"><text:span text:style-name="T5">Supponiamo di avere una tabella ordini con le seguenti colonne:</text:span></text:p>
      <table:table table:name="Tabella18" table:style-name="Tabella18">
        <table:table-column table:style-name="Tabella18.A" table:number-columns-repeated="5"/>
        <table:table-header-rows>
          <table:table-row table:style-name="Tabella18.1">
            <table:table-cell table:style-name="Tabella18.A1" office:value-type="string">
              <text:p text:style-name="P11"><text:span text:style-name="T5">id</text:span></text:p>
            </table:table-cell>
            <table:table-cell table:style-name="Tabella18.A1" office:value-type="string">
              <text:p text:style-name="P11"><text:span text:style-name="T5">cliente</text:span></text:p>
            </table:table-cell>
            <table:table-cell table:style-name="Tabella18.A1" office:value-type="string">
              <text:p text:style-name="P11"><text:span text:style-name="T5">prodotto</text:span></text:p>
            </table:table-cell>
            <table:table-cell table:style-name="Tabella18.A1" office:value-type="string">
              <text:p text:style-name="P11"><text:span text:style-name="T5">quantità</text:span></text:p>
            </table:table-cell>
            <table:table-cell table:style-name="Tabella18.A1" office:value-type="string">
              <text:p text:style-name="P11"><text:span text:style-name="T5">data_ordine</text:span></text:p>
            </table:table-cell>
          </table:table-row>
        </table:table-header-rows>
      </table:table>
      <text:p text:style-name="P3"><text:span text:style-name="T5">La seguente query restituirà il giorno della settimana della data dell'ordine:</text:span></text:p>
      <text:p text:style-name="P10"><text:soft-page-break/></text:p>
      <text:p text:style-name="P6"><text:span text:style-name="T13">SELECT</text:span><text:span text:style-name="T7"> DATEPART(weekday, data_ordine) </text:span><text:span text:style-name="T13">AS</text:span><text:span text:style-name="T7"> giorno_settimana;<text:line-break/></text:span></text:p>
      <text:h text:style-name="P18" text:outline-level="3"><text:bookmark text:name="_ctfhtelfzzmc"/>DAY</text:h>
      <text:p text:style-name="P3"><text:span text:style-name="T5">La funzione </text:span><text:span text:style-name="T6">DAY</text:span><text:span text:style-name="T5"> viene utilizzata per restituire il giorno di una data.</text:span></text:p>
      <text:p text:style-name="P3"><text:span text:style-name="T6">Pseudocodice</text:span></text:p>
      <text:p text:style-name="P6"><text:span text:style-name="T13">DAY</text:span><text:span text:style-name="T7">(data)<text:line-break/></text:span></text:p>
      <text:p text:style-name="P3"><text:span text:style-name="T6">Esempio</text:span></text:p>
      <text:p text:style-name="P3"><text:span text:style-name="T5">Supponiamo di avere una tabella ordini con le seguenti colonne:</text:span></text:p>
      <table:table table:name="Tabella19" table:style-name="Tabella19">
        <table:table-column table:style-name="Tabella19.A" table:number-columns-repeated="5"/>
        <table:table-header-rows>
          <table:table-row table:style-name="Tabella19.1">
            <table:table-cell table:style-name="Tabella19.A1" office:value-type="string">
              <text:p text:style-name="P11"><text:span text:style-name="T5">id</text:span></text:p>
            </table:table-cell>
            <table:table-cell table:style-name="Tabella19.A1" office:value-type="string">
              <text:p text:style-name="P11"><text:span text:style-name="T5">cliente</text:span></text:p>
            </table:table-cell>
            <table:table-cell table:style-name="Tabella19.A1" office:value-type="string">
              <text:p text:style-name="P11"><text:span text:style-name="T5">prodotto</text:span></text:p>
            </table:table-cell>
            <table:table-cell table:style-name="Tabella19.A1" office:value-type="string">
              <text:p text:style-name="P11"><text:span text:style-name="T5">quantità</text:span></text:p>
            </table:table-cell>
            <table:table-cell table:style-name="Tabella19.A1" office:value-type="string">
              <text:p text:style-name="P11"><text:span text:style-name="T5">data_ordine</text:span></text:p>
            </table:table-cell>
          </table:table-row>
        </table:table-header-rows>
      </table:table>
      <text:p text:style-name="P3"><text:span text:style-name="T5">La seguente query restituirà il giorno della data dell'ordine:</text:span></text:p>
      <text:p text:style-name="P6"><text:span text:style-name="T13">SELECT</text:span><text:span text:style-name="T7"> </text:span><text:span text:style-name="T13">DAY</text:span><text:span text:style-name="T7">(data_ordine) </text:span><text:span text:style-name="T13">AS</text:span><text:span text:style-name="T7"> giorno;<text:line-break/></text:span></text:p>
      <text:p text:style-name="P7"/>
      <text:p text:style-name="P7"/>
      <text:h text:style-name="P18" text:outline-level="3"><text:bookmark text:name="_ps3ze1qzojid"/>MONTH</text:h>
      <text:p text:style-name="P3"><text:span text:style-name="T5">La funzione </text:span><text:span text:style-name="T6">MONTH</text:span><text:span text:style-name="T5"> viene utilizzata per restituire il mese di una data.</text:span></text:p>
      <text:p text:style-name="P3"><text:span text:style-name="T6">Pseudocodice</text:span></text:p>
      <text:p text:style-name="P6"><text:span text:style-name="T13">MONTH</text:span><text:span text:style-name="T7">(data)<text:line-break/></text:span></text:p>
      <text:p text:style-name="P3"><text:span text:style-name="T6">Esempio</text:span></text:p>
      <text:p text:style-name="P3"><text:span text:style-name="T5">Supponiamo di avere una tabella ordini con le seguenti colonne:</text:span></text:p>
      <table:table table:name="Tabella20" table:style-name="Tabella20">
        <table:table-column table:style-name="Tabella20.A" table:number-columns-repeated="5"/>
        <table:table-header-rows>
          <table:table-row table:style-name="Tabella20.1">
            <table:table-cell table:style-name="Tabella20.A1" office:value-type="string">
              <text:p text:style-name="P11"><text:span text:style-name="T5">id</text:span></text:p>
            </table:table-cell>
            <table:table-cell table:style-name="Tabella20.A1" office:value-type="string">
              <text:p text:style-name="P11"><text:span text:style-name="T5">cliente</text:span></text:p>
            </table:table-cell>
            <table:table-cell table:style-name="Tabella20.A1" office:value-type="string">
              <text:p text:style-name="P11"><text:span text:style-name="T5">prodotto</text:span></text:p>
            </table:table-cell>
            <table:table-cell table:style-name="Tabella20.A1" office:value-type="string">
              <text:p text:style-name="P11"><text:span text:style-name="T5">quantità</text:span></text:p>
            </table:table-cell>
            <table:table-cell table:style-name="Tabella20.A1" office:value-type="string">
              <text:p text:style-name="P11"><text:span text:style-name="T5">data_ordine</text:span></text:p>
            </table:table-cell>
          </table:table-row>
        </table:table-header-rows>
      </table:table>
      <text:p text:style-name="P3"><text:span text:style-name="T5">La seguente query restituirà il mese della data dell'ordine:</text:span></text:p>
      <text:p text:style-name="P12"/>
      <text:p text:style-name="P6"><text:span text:style-name="T13">SELECT</text:span><text:span text:style-name="T7"> </text:span><text:span text:style-name="T13">MONTH</text:span><text:span text:style-name="T7">(data_ordine) </text:span><text:span text:style-name="T13">AS</text:span><text:span text:style-name="T7"> mese;<text:line-break/></text:span></text:p>
      <text:h text:style-name="P18" text:outline-level="3"><text:bookmark text:name="_vhgaa79c5qal"/><text:soft-page-break/>YEAR</text:h>
      <text:p text:style-name="P3"><text:span text:style-name="T5">La funzione </text:span><text:span text:style-name="T6">YEAR</text:span><text:span text:style-name="T5"> viene utilizzata per restituire l'anno di una data.</text:span></text:p>
      <text:p text:style-name="P3"><text:span text:style-name="T6">Pseudocodice</text:span></text:p>
      <text:p text:style-name="P12"/>
      <text:p text:style-name="P6"><text:span text:style-name="T13">YEAR</text:span><text:span text:style-name="T7">(data)<text:line-break/></text:span></text:p>
      <text:p text:style-name="P3"><text:span text:style-name="T6">Esempio</text:span></text:p>
      <text:p text:style-name="P3"><text:span text:style-name="T5">Supponiamo di avere una tabella ordini con le seguenti colonne:</text:span></text:p>
      <table:table table:name="Tabella21" table:style-name="Tabella21">
        <table:table-column table:style-name="Tabella21.A" table:number-columns-repeated="5"/>
        <table:table-header-rows>
          <table:table-row table:style-name="Tabella21.1">
            <table:table-cell table:style-name="Tabella21.A1" office:value-type="string">
              <text:p text:style-name="P11"><text:span text:style-name="T5">id</text:span></text:p>
            </table:table-cell>
            <table:table-cell table:style-name="Tabella21.A1" office:value-type="string">
              <text:p text:style-name="P11"><text:span text:style-name="T5">cliente</text:span></text:p>
            </table:table-cell>
            <table:table-cell table:style-name="Tabella21.A1" office:value-type="string">
              <text:p text:style-name="P11"><text:span text:style-name="T5">prodotto</text:span></text:p>
            </table:table-cell>
            <table:table-cell table:style-name="Tabella21.A1" office:value-type="string">
              <text:p text:style-name="P11"><text:span text:style-name="T5">quantità</text:span></text:p>
            </table:table-cell>
            <table:table-cell table:style-name="Tabella21.A1" office:value-type="string">
              <text:p text:style-name="P11"><text:span text:style-name="T5">data_ordine</text:span></text:p>
            </table:table-cell>
          </table:table-row>
        </table:table-header-rows>
      </table:table>
      <text:p text:style-name="P3"><text:span text:style-name="T5">La seguente query restituirà l'anno della data dell'ordine:</text:span></text:p>
      <text:p text:style-name="P6"><text:span text:style-name="T13">SELECT</text:span><text:span text:style-name="T7"> </text:span><text:span text:style-name="T13">YEAR</text:span><text:span text:style-name="T7">(data_ordine) </text:span><text:span text:style-name="T13">AS</text:span><text:span text:style-name="T7"> anno;</text:span></text:p>
      <text:p text:style-name="P7"/>
      <text:p text:style-name="P7"/>
      <text:h text:style-name="P18" text:outline-level="3"><text:bookmark text:name="_xh1v467nhief"/>DATEDIFF</text:h>
      <text:p text:style-name="P3"><text:span text:style-name="T5">La funzione </text:span><text:span text:style-name="T6">DATEDIFF</text:span><text:span text:style-name="T5"> viene utilizzata per calcolare la differenza tra due date.</text:span></text:p>
      <text:p text:style-name="P3"><text:span text:style-name="T6">Pseudocodice</text:span></text:p>
      <text:p text:style-name="P6"><text:span text:style-name="T7">DATEDIFF(part_of_date, data_iniziale, data_finale)<text:line-break/></text:span></text:p>
      <text:p text:style-name="P3"><text:span text:style-name="T6">Esempio</text:span></text:p>
      <text:p text:style-name="P3"><text:span text:style-name="T5">Supponiamo di avere una tabella ordini con le seguenti colonne:</text:span></text:p>
      <text:p text:style-name="P8"/>
      <table:table table:name="Tabella22" table:style-name="Tabella22">
        <table:table-column table:style-name="Tabella22.A" table:number-columns-repeated="5"/>
        <table:table-header-rows>
          <table:table-row table:style-name="Tabella22.1">
            <table:table-cell table:style-name="Tabella22.A1" office:value-type="string">
              <text:p text:style-name="P11"><text:span text:style-name="T5">id</text:span></text:p>
            </table:table-cell>
            <table:table-cell table:style-name="Tabella22.A1" office:value-type="string">
              <text:p text:style-name="P11"><text:span text:style-name="T5">cliente</text:span></text:p>
            </table:table-cell>
            <table:table-cell table:style-name="Tabella22.A1" office:value-type="string">
              <text:p text:style-name="P11"><text:span text:style-name="T5">prodotto</text:span></text:p>
            </table:table-cell>
            <table:table-cell table:style-name="Tabella22.A1" office:value-type="string">
              <text:p text:style-name="P11"><text:span text:style-name="T5">quantità</text:span></text:p>
            </table:table-cell>
            <table:table-cell table:style-name="Tabella22.A1" office:value-type="string">
              <text:p text:style-name="P11"><text:span text:style-name="T5">data_ordine</text:span></text:p>
            </table:table-cell>
          </table:table-row>
        </table:table-header-rows>
      </table:table>
      <text:p text:style-name="P3"><text:span text:style-name="T5">La seguente query restituirà la differenza in giorni tra la data dell'ordine e la data odierna:</text:span></text:p>
      <text:p text:style-name="P6"><text:span text:style-name="T13">SELECT</text:span><text:span text:style-name="T7"> DATEDIFF(</text:span><text:span text:style-name="T13">day</text:span><text:span text:style-name="T7">, data_ordine, GETDATE()) </text:span><text:span text:style-name="T13">AS</text:span><text:span text:style-name="T7"> differenza_giorni;<text:line-break/></text:span></text:p>
      <text:p text:style-name="P3"><text:span text:style-name="T5">Queste funzioni possono essere utilizzate per eseguire una varietà di calcoli sui dati relativi alle date.</text:span></text:p>
      <text:p text:style-name="P5"/>
      <text:p text:style-name="P5"><text:soft-page-break/></text:p>
      <text:h text:style-name="P17" text:outline-level="2"><text:bookmark text:name="_osl5mkthspv7"/>Funzioni per le stringhe</text:h>
      <text:p text:style-name="P3"><text:span text:style-name="T5">Le funzioni SQL per lavorare con le stringhe sono utilizzate per eseguire una varietà di operazioni sulle stringhe, come la loro concatenazione, la loro modifica e la loro analisi.</text:span></text:p>
      <text:p text:style-name="P3"><text:span text:style-name="T6">Tabella delle funzioni</text:span></text:p>
      <text:p text:style-name="P9"/>
      <text:p text:style-name="P9"/>
      <table:table table:name="Tabella23" table:style-name="Tabella23">
        <table:table-column table:style-name="Tabella23.A" table:number-columns-repeated="3"/>
        <table:table-column table:style-name="Tabella23.D"/>
        <table:table-header-rows>
          <table:table-row table:style-name="Tabella23.1">
            <table:table-cell table:style-name="Tabella23.A1" office:value-type="string">
              <text:p text:style-name="P11"><text:span text:style-name="T5">Funzione</text:span></text:p>
            </table:table-cell>
            <table:table-cell table:style-name="Tabella23.A1" office:value-type="string">
              <text:p text:style-name="P11"><text:span text:style-name="T5">Descrizione</text:span></text:p>
            </table:table-cell>
            <table:table-cell table:style-name="Tabella23.A1" office:value-type="string">
              <text:p text:style-name="P11"><text:span text:style-name="T5">Pseudocodice</text:span></text:p>
            </table:table-cell>
            <table:table-cell table:style-name="Tabella23.A1" office:value-type="string">
              <text:p text:style-name="P11"><text:span text:style-name="T5">Esempio</text:span></text:p>
            </table:table-cell>
          </table:table-row>
        </table:table-header-rows>
        <table:table-row table:style-name="Tabella23.1">
          <table:table-cell table:style-name="Tabella23.A2" office:value-type="string">
            <text:h text:style-name="P20" text:outline-level="3"><text:bookmark text:name="_o2xo7dg5lqdv"/>LEFT</text:h>
          </table:table-cell>
          <table:table-cell table:style-name="Tabella23.A2" office:value-type="string">
            <text:p text:style-name="P14"><text:span text:style-name="T5">Restituisce la parte sinistra di una stringa, a partire da una posizione specificata</text:span></text:p>
          </table:table-cell>
          <table:table-cell table:style-name="Tabella23.A2" office:value-type="string">
            <text:p text:style-name="P14"><text:span text:style-name="T5">LEFT(stringa, lunghezza)</text:span></text:p>
          </table:table-cell>
          <table:table-cell table:style-name="Tabella23.A2" office:value-type="string">
            <text:p text:style-name="P14"><text:span text:style-name="T5">SELECT LEFT("Ciao mondo", 3) AS prima_parte</text:span></text:p>
          </table:table-cell>
        </table:table-row>
        <table:table-row table:style-name="Tabella23.1">
          <table:table-cell table:style-name="Tabella23.A2" office:value-type="string">
            <text:h text:style-name="P20" text:outline-level="3"><text:bookmark text:name="_akaghvauye53"/>RIGHT</text:h>
          </table:table-cell>
          <table:table-cell table:style-name="Tabella23.A2" office:value-type="string">
            <text:p text:style-name="P14"><text:span text:style-name="T5">Restituisce la parte destra di una stringa, a partire da una posizione specificata</text:span></text:p>
          </table:table-cell>
          <table:table-cell table:style-name="Tabella23.A2" office:value-type="string">
            <text:p text:style-name="P14"><text:span text:style-name="T5">RIGHT(stringa, lunghezza)</text:span></text:p>
          </table:table-cell>
          <table:table-cell table:style-name="Tabella23.A2" office:value-type="string">
            <text:p text:style-name="P14"><text:span text:style-name="T5">SELECT RIGHT("Ciao mondo", 3) AS seconda_parte</text:span></text:p>
          </table:table-cell>
        </table:table-row>
        <table:table-row table:style-name="Tabella23.1">
          <table:table-cell table:style-name="Tabella23.A2" office:value-type="string">
            <text:h text:style-name="P20" text:outline-level="3"><text:bookmark text:name="_g8x5296nhpit"/>MID</text:h>
          </table:table-cell>
          <table:table-cell table:style-name="Tabella23.A2" office:value-type="string">
            <text:p text:style-name="P14"><text:span text:style-name="T5">Restituisce una parte centrale di una stringa, a partire da una posizione specificata e con una lunghezza specificata</text:span></text:p>
          </table:table-cell>
          <table:table-cell table:style-name="Tabella23.A2" office:value-type="string">
            <text:p text:style-name="P14"><text:span text:style-name="T5">MID(stringa, posizione, lunghezza)</text:span></text:p>
          </table:table-cell>
          <table:table-cell table:style-name="Tabella23.A2" office:value-type="string">
            <text:p text:style-name="P14"><text:span text:style-name="T5">SELECT MID("Ciao mondo", 2, 3) AS parte_centrale</text:span></text:p>
          </table:table-cell>
        </table:table-row>
        <table:table-row table:style-name="Tabella23.1">
          <table:table-cell table:style-name="Tabella23.A2" office:value-type="string">
            <text:h text:style-name="P20" text:outline-level="3"><text:bookmark text:name="_u88pp1ksj7k1"/>LENGTH</text:h>
          </table:table-cell>
          <table:table-cell table:style-name="Tabella23.A2" office:value-type="string">
            <text:p text:style-name="P14"><text:span text:style-name="T5">Restituisce la lunghezza di una stringa</text:span></text:p>
          </table:table-cell>
          <table:table-cell table:style-name="Tabella23.A2" office:value-type="string">
            <text:p text:style-name="P14"><text:span text:style-name="T5">LENGTH(stringa)</text:span></text:p>
          </table:table-cell>
          <table:table-cell table:style-name="Tabella23.A2" office:value-type="string">
            <text:p text:style-name="P14"><text:span text:style-name="T5">SELECT LENGTH("Ciao mondo") AS lunghezza</text:span></text:p>
          </table:table-cell>
        </table:table-row>
        <table:table-row table:style-name="Tabella23.1">
          <table:table-cell table:style-name="Tabella23.A2" office:value-type="string">
            <text:h text:style-name="P20" text:outline-level="3"><text:bookmark text:name="_r1vok8i7rxyu"/>UPPER</text:h>
          </table:table-cell>
          <table:table-cell table:style-name="Tabella23.A2" office:value-type="string">
            <text:p text:style-name="P14"><text:span text:style-name="T5">Converte una stringa in maiuscolo</text:span></text:p>
          </table:table-cell>
          <table:table-cell table:style-name="Tabella23.A2" office:value-type="string">
            <text:p text:style-name="P14"><text:span text:style-name="T5">UPPER(stringa)</text:span></text:p>
          </table:table-cell>
          <table:table-cell table:style-name="Tabella23.A2" office:value-type="string">
            <text:p text:style-name="P14"><text:span text:style-name="T5">SELECT UPPER("ciao mondo") AS maiuscolo</text:span></text:p>
          </table:table-cell>
        </table:table-row>
        <table:table-row table:style-name="Tabella23.1">
          <table:table-cell table:style-name="Tabella23.A2" office:value-type="string">
            <text:h text:style-name="P20" text:outline-level="3"><text:bookmark text:name="_q0bvqkpamvos"/>LOWER</text:h>
          </table:table-cell>
          <table:table-cell table:style-name="Tabella23.A2" office:value-type="string">
            <text:p text:style-name="P14"><text:span text:style-name="T5">Converte una stringa in minuscolo</text:span></text:p>
          </table:table-cell>
          <table:table-cell table:style-name="Tabella23.A2" office:value-type="string">
            <text:p text:style-name="P14"><text:span text:style-name="T5">LOWER(stringa)</text:span></text:p>
          </table:table-cell>
          <table:table-cell table:style-name="Tabella23.A2" office:value-type="string">
            <text:p text:style-name="P14"><text:span text:style-name="T5">SELECT LOWER("CIAO MONDO") AS </text:span><text:soft-page-break/><text:span text:style-name="T5">minuscolo</text:span></text:p>
          </table:table-cell>
        </table:table-row>
        <table:table-row table:style-name="Tabella23.1">
          <table:table-cell table:style-name="Tabella23.A2" office:value-type="string">
            <text:h text:style-name="P20" text:outline-level="3"><text:bookmark text:name="_dfe58bz9anuz"/>LTRIM</text:h>
          </table:table-cell>
          <table:table-cell table:style-name="Tabella23.A2" office:value-type="string">
            <text:p text:style-name="P14"><text:span text:style-name="T5">Rimuove gli spazi bianchi iniziali da una stringa</text:span></text:p>
          </table:table-cell>
          <table:table-cell table:style-name="Tabella23.A2" office:value-type="string">
            <text:p text:style-name="P14"><text:span text:style-name="T5">LTRIM(stringa)</text:span></text:p>
          </table:table-cell>
          <table:table-cell table:style-name="Tabella23.A2" office:value-type="string">
            <text:p text:style-name="P14"><text:span text:style-name="T5">SELECT LTRIM(" Ciao mondo ") AS senza_spazi_iniziali</text:span></text:p>
          </table:table-cell>
        </table:table-row>
        <table:table-row table:style-name="Tabella23.1">
          <table:table-cell table:style-name="Tabella23.A2" office:value-type="string">
            <text:h text:style-name="P20" text:outline-level="3"><text:bookmark text:name="_1asdmptuujib"/>RTRIM</text:h>
          </table:table-cell>
          <table:table-cell table:style-name="Tabella23.A2" office:value-type="string">
            <text:p text:style-name="P14"><text:span text:style-name="T5">Rimuove gli spazi bianchi finali da una stringa</text:span></text:p>
          </table:table-cell>
          <table:table-cell table:style-name="Tabella23.A2" office:value-type="string">
            <text:p text:style-name="P14"><text:span text:style-name="T5">RTRIM(stringa)</text:span></text:p>
          </table:table-cell>
          <table:table-cell table:style-name="Tabella23.A2" office:value-type="string">
            <text:p text:style-name="P14"><text:span text:style-name="T5">SELECT RTRIM("Ciao mondo ") AS senza_spazi_finali</text:span></text:p>
          </table:table-cell>
        </table:table-row>
        <table:table-row table:style-name="Tabella23.1">
          <table:table-cell table:style-name="Tabella23.A2" office:value-type="string">
            <text:h text:style-name="P20" text:outline-level="3"><text:bookmark text:name="_l8nxjfeym6qc"/>TRIM</text:h>
          </table:table-cell>
          <table:table-cell table:style-name="Tabella23.A2" office:value-type="string">
            <text:p text:style-name="P14"><text:span text:style-name="T5">Rimuove tutti gli spazi bianchi da una stringa</text:span></text:p>
          </table:table-cell>
          <table:table-cell table:style-name="Tabella23.A2" office:value-type="string">
            <text:p text:style-name="P14"><text:span text:style-name="T5">TRIM(stringa)</text:span></text:p>
          </table:table-cell>
          <table:table-cell table:style-name="Tabella23.A2" office:value-type="string">
            <text:p text:style-name="P14"><text:span text:style-name="T5">SELECT TRIM(" Ciao mondo ") AS senza_spazi</text:span></text:p>
          </table:table-cell>
        </table:table-row>
        <table:table-row table:style-name="Tabella23.1">
          <table:table-cell table:style-name="Tabella23.A2" office:value-type="string">
            <text:h text:style-name="P20" text:outline-level="3"><text:bookmark text:name="_mo5ecrgqnre7"/>REPLACE</text:h>
          </table:table-cell>
          <table:table-cell table:style-name="Tabella23.A2" office:value-type="string">
            <text:p text:style-name="P14"><text:span text:style-name="T5">Sostituisce una parte di una stringa con un'altra parte</text:span></text:p>
          </table:table-cell>
          <table:table-cell table:style-name="Tabella23.A2" office:value-type="string">
            <text:p text:style-name="P14"><text:span text:style-name="T5">REPLACE(stringa, vecchio, nuovo)</text:span></text:p>
          </table:table-cell>
          <table:table-cell table:style-name="Tabella23.A2" office:value-type="string">
            <text:p text:style-name="P14"><text:span text:style-name="T5">SELECT REPLACE("Ciao mondo", "mondo", "universo") AS nuovo_mondo</text:span></text:p>
          </table:table-cell>
        </table:table-row>
        <table:table-row table:style-name="Tabella23.1">
          <table:table-cell table:style-name="Tabella23.A2" office:value-type="string">
            <text:h text:style-name="P20" text:outline-level="3"><text:bookmark text:name="_u324d1tpqfiq"/>SUBSTRING</text:h>
          </table:table-cell>
          <table:table-cell table:style-name="Tabella23.A2" office:value-type="string">
            <text:p text:style-name="P14"><text:span text:style-name="T5">Restituisce una sottostringa di una stringa, a partire da una posizione specificata</text:span></text:p>
          </table:table-cell>
          <table:table-cell table:style-name="Tabella23.A2" office:value-type="string">
            <text:p text:style-name="P14"><text:span text:style-name="T5">SUBSTRING(stringa, posizione, lunghezza)</text:span></text:p>
          </table:table-cell>
          <table:table-cell table:style-name="Tabella23.A2" office:value-type="string">
            <text:p text:style-name="P14"><text:span text:style-name="T5">SELECT SUBSTRING("Ciao mondo", 2, 3) AS sottostringa</text:span></text:p>
          </table:table-cell>
        </table:table-row>
        <table:table-row table:style-name="Tabella23.1">
          <table:table-cell table:style-name="Tabella23.A2" office:value-type="string">
            <text:h text:style-name="P20" text:outline-level="3"><text:bookmark text:name="_1jwkgj3ky4dc"/>CHARINDEX</text:h>
          </table:table-cell>
          <table:table-cell table:style-name="Tabella23.A2" office:value-type="string">
            <text:p text:style-name="P14"><text:span text:style-name="T5">Restituisce la posizione di una sottostringa in una stringa</text:span></text:p>
          </table:table-cell>
          <table:table-cell table:style-name="Tabella23.A2" office:value-type="string">
            <text:p text:style-name="P14"><text:span text:style-name="T5">CHARINDEX(sottostringa, stringa)</text:span></text:p>
          </table:table-cell>
          <table:table-cell table:style-name="Tabella23.A2" office:value-type="string">
            <text:p text:style-name="P14"><text:span text:style-name="T5">SELECT CHARINDEX("mondo", "Ciao mondo") AS posizione_mondo</text:span></text:p>
          </table:table-cell>
        </table:table-row>
        <table:table-row table:style-name="Tabella23.1">
          <table:table-cell table:style-name="Tabella23.A2" office:value-type="string">
            <text:h text:style-name="P20" text:outline-level="3"><text:bookmark text:name="_4poiatb6mia4"/>PATINDEX</text:h>
          </table:table-cell>
          <table:table-cell table:style-name="Tabella23.A2" office:value-type="string">
            <text:p text:style-name="P14"><text:span text:style-name="T5">Restituisce la posizione di una sottostringa regolare in una stringa</text:span></text:p>
          </table:table-cell>
          <table:table-cell table:style-name="Tabella23.A2" office:value-type="string">
            <text:p text:style-name="P14"><text:span text:style-name="T5">PATINDEX(pattern, stringa)</text:span></text:p>
          </table:table-cell>
          <table:table-cell table:style-name="Tabella23.A2" office:value-type="string">
            <text:p text:style-name="P14"><text:span text:style-name="T5">SELECT PATINDEX("%mondo%", "Ciao mondo") AS posizione_mondo_regex</text:span></text:p>
          </table:table-cell>
        </table:table-row>
      </table:table>
      <text:h text:style-name="P18" text:outline-level="3"><text:bookmark text:name="_d22y0eub7g2j"/><text:soft-page-break/>Esempi pratici</text:h>
      <text:p text:style-name="P3"><text:span text:style-name="T5">Supponiamo di avere una tabella ordini con le seguenti colonne:</text:span></text:p>
      <text:p text:style-name="P5"/>
      <text:p text:style-name="P8"/>
      <text:p text:style-name="P8"/>
      <text:p text:style-name="P8"/>
      <table:table table:name="Tabella24" table:style-name="Tabella24">
        <table:table-column table:style-name="Tabella24.A" table:number-columns-repeated="5"/>
        <table:table-header-rows>
          <table:table-row table:style-name="Tabella24.1">
            <table:table-cell table:style-name="Tabella24.A1" office:value-type="string">
              <text:p text:style-name="P11"><text:span text:style-name="T5">id</text:span></text:p>
            </table:table-cell>
            <table:table-cell table:style-name="Tabella24.A1" office:value-type="string">
              <text:p text:style-name="P11"><text:span text:style-name="T5">cliente</text:span></text:p>
            </table:table-cell>
            <table:table-cell table:style-name="Tabella24.A1" office:value-type="string">
              <text:p text:style-name="P11"><text:span text:style-name="T5">prodotto</text:span></text:p>
            </table:table-cell>
            <table:table-cell table:style-name="Tabella24.A1" office:value-type="string">
              <text:p text:style-name="P11"><text:span text:style-name="T5">quantità</text:span></text:p>
            </table:table-cell>
            <table:table-cell table:style-name="Tabella24.A1" office:value-type="string">
              <text:p text:style-name="P11"><text:span text:style-name="T5">data_ordine</text:span></text:p>
            </table:table-cell>
          </table:table-row>
        </table:table-header-rows>
      </table:table>
      <text:p text:style-name="P5"/>
      <text:p text:style-name="P3"><text:span text:style-name="T5">La seguente query restituirà la data di ordine, con il giorno della settimana in maiuscolo:</text:span></text:p>
      <text:p text:style-name="P12"/>
      <text:p text:style-name="P6"><text:span text:style-name="T13">SELECT</text:span><text:span text:style-name="T7"> </text:span><text:span text:style-name="T12">UPPER</text:span><text:span text:style-name="T7">(DATENAME(weekday, data_ordine)) </text:span><text:span text:style-name="T13">AS</text:span><text:span text:style-name="T7"> giorno_settimana<text:line-break/></text:span><text:span text:style-name="T13">FROM</text:span><text:span text:style-name="T7"> ordini;<text:line-break/></text:span></text:p>
      <text:p text:style-name="P3"><text:span text:style-name="T5">La seguente query restituirà il nome del cliente, con la prima lettera in maiuscolo:</text:span></text:p>
      <text:p text:style-name="P12"/>
      <text:p text:style-name="P6"><text:span text:style-name="T13">SELECT</text:span><text:span text:style-name="T7"> </text:span><text:span text:style-name="T12">UPPER</text:span><text:span text:style-name="T7">(</text:span><text:span text:style-name="T13">LEFT</text:span><text:span text:style-name="T7">(cliente, </text:span><text:span text:style-name="T15">1</text:span><text:span text:style-name="T7">)) + </text:span><text:span text:style-name="T12">LOWER</text:span><text:span text:style-name="T7">(</text:span><text:span text:style-name="T12">SUBSTRING</text:span><text:span text:style-name="T7">(cliente, </text:span><text:span text:style-name="T15">2</text:span><text:span text:style-name="T7">)) </text:span><text:span text:style-name="T13">AS</text:span><text:span text:style-name="T7"> cliente_con_prima_lettera_maiuscola<text:line-break/></text:span><text:span text:style-name="T13">FROM</text:span><text:span text:style-name="T7"> ordini;<text:line-break/></text:span></text:p>
      <text:p text:style-name="P3"><text:span text:style-name="T5">La seguente query restituirà il prodotto, con tutti gli spazi bianchi sostituiti da un trattino:</text:span></text:p>
      <text:p text:style-name="P12"/>
      <text:p text:style-name="P6"><text:span text:style-name="T13">SELECT</text:span><text:span text:style-name="T7"> REPLACE(prodotto, " ", "-") </text:span><text:span text:style-name="T13">AS</text:span><text:span text:style-name="T7"> prodotto_con_trattini<text:line-break/></text:span><text:span text:style-name="T13">FROM</text:span><text:span text:style-name="T7"> ordini;<text:line-break/></text:span></text:p>
      <text:p text:style-name="P3"><text:span text:style-name="T5">Queste sono solo alcune delle molte funzioni SQL che possono essere utilizzate per lavorare con le stringhe.</text:span></text:p>
      <text:p text:style-name="P3"><text:span text:style-name="T5"/></text:p>
      <text:p text:style-name="P3"><text:span text:style-name="T5"/>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1" svg:font-family="Courier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it" fo:country="IT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Source_20_Text" style:display-name="Source Text" style:family="text">
      <style:text-properties style:font-name="Courier New1" style:font-name-asian="NSimSun"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24" meta:image-count="0" meta:object-count="0" meta:page-count="17" meta:paragraph-count="383" meta:word-count="2430" meta:character-count="16820"/>
    <dc:date>2023-12-10T15:57:27.39</dc:date>
    <dc:creator>Lorenzo Rappuoli</dc:creator>
    <meta:generator>OpenOffice/4.1.5$Win32 OpenOffice.org_project/415m1$Build-9789</meta:generator>
  </office:meta>
</office:document-meta>
</file>